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styles.xml" manifest:media-type="text/xml"/>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Replacements/Object 6" manifest:media-type=""/>
  <manifest:file-entry manifest:full-path="ObjectReplacements/Object 10" manifest:media-type=""/>
  <manifest:file-entry manifest:full-path="ObjectReplacements/Object 1" manifest:media-type=""/>
  <manifest:file-entry manifest:full-path="ObjectReplacements/Object 11" manifest:media-type=""/>
  <manifest:file-entry manifest:full-path="ObjectReplacements/Object 9" manifest:media-type=""/>
  <manifest:file-entry manifest:full-path="ObjectReplacements/Object 2" manifest:media-type=""/>
  <manifest:file-entry manifest:full-path="ObjectReplacements/Object 12" manifest:media-type=""/>
  <manifest:file-entry manifest:full-path="ObjectReplacements/Object 3" manifest:media-type=""/>
  <manifest:file-entry manifest:full-path="ObjectReplacements/Object 13" manifest:media-type=""/>
  <manifest:file-entry manifest:full-path="ObjectReplacements/Object 4" manifest:media-type=""/>
  <manifest:file-entry manifest:full-path="ObjectReplacements/Object 14" manifest:media-type=""/>
  <manifest:file-entry manifest:full-path="ObjectReplacements/Object 5" manifest:media-type=""/>
  <manifest:file-entry manifest:full-path="ObjectReplacements/Object 8" manifest:media-type=""/>
  <manifest:file-entry manifest:full-path="ObjectReplacements/Object 7" manifest:media-type=""/>
  <manifest:file-entry manifest:full-path="meta.xml" manifest:media-type="text/xml"/>
  <manifest:file-entry manifest:full-path="manifest.rdf" manifest:media-type="application/rdf+xml"/>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office:font-face-decls>
  <office:automatic-styles>
    <style:style style:name="Table1" style:family="table">
      <style:table-properties style:width="6.4736in" fo:margin-left="-0.075in" table:align="left" style:writing-mode="lr-tb"/>
    </style:style>
    <style:style style:name="Table1.A" style:family="table-column">
      <style:table-column-properties style:column-width="1.3549in"/>
    </style:style>
    <style:style style:name="Table1.B" style:family="table-column">
      <style:table-column-properties style:column-width="1.8701in"/>
    </style:style>
    <style:style style:name="Table1.C" style:family="table-column">
      <style:table-column-properties style:column-width="1.575in"/>
    </style:style>
    <style:style style:name="Table1.D" style:family="table-column">
      <style:table-column-properties style:column-width="1.673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0.5pt solid #000000" style:writing-mode="lr-tb"/>
    </style:style>
    <style:style style:name="Table2" style:family="table">
      <style:table-properties style:width="6.375in" fo:margin-left="-0.075in" table:align="left" style:writing-mode="lr-tb"/>
    </style:style>
    <style:style style:name="Table2.A" style:family="table-column">
      <style:table-column-properties style:column-width="1.3549in"/>
    </style:style>
    <style:style style:name="Table2.B" style:family="table-column">
      <style:table-column-properties style:column-width="1.8701in"/>
    </style:style>
    <style:style style:name="Table2.C" style:family="table-column">
      <style:table-column-properties style:column-width="1.575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375in" fo:margin-left="-0.075in" table:align="left" style:writing-mode="lr-tb"/>
    </style:style>
    <style:style style:name="Table3.A" style:family="table-column">
      <style:table-column-properties style:column-width="1.3549in"/>
    </style:style>
    <style:style style:name="Table3.B" style:family="table-column">
      <style:table-column-properties style:column-width="1.8701in"/>
    </style:style>
    <style:style style:name="Table3.C" style:family="table-column">
      <style:table-column-properties style:column-width="1.575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375in" fo:margin-left="-0.075in" table:align="left" style:writing-mode="lr-tb"/>
    </style:style>
    <style:style style:name="Table4.A" style:family="table-column">
      <style:table-column-properties style:column-width="1.3549in"/>
    </style:style>
    <style:style style:name="Table4.B" style:family="table-column">
      <style:table-column-properties style:column-width="1.6736in"/>
    </style:style>
    <style:style style:name="Table4.C" style:family="table-column">
      <style:table-column-properties style:column-width="1.575in"/>
    </style:style>
    <style:style style:name="Table4.D" style:family="table-column">
      <style:table-column-properties style:column-width="1.7715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0.5pt solid #000000" style:writing-mode="lr-tb"/>
    </style:style>
    <style:style style:name="Table5" style:family="table">
      <style:table-properties style:width="6.375in" fo:margin-left="-0.075in" table:align="left" style:writing-mode="lr-tb"/>
    </style:style>
    <style:style style:name="Table5.A" style:family="table-column">
      <style:table-column-properties style:column-width="1.3549in"/>
    </style:style>
    <style:style style:name="Table5.B" style:family="table-column">
      <style:table-column-properties style:column-width="1.6736in"/>
    </style:style>
    <style:style style:name="Table5.C" style:family="table-column">
      <style:table-column-properties style:column-width="1.575in"/>
    </style:style>
    <style:style style:name="Table5.D" style:family="table-column">
      <style:table-column-properties style:column-width="1.7715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0.5pt solid #000000" style:writing-mode="lr-tb"/>
    </style:style>
    <style:style style:name="Table6" style:family="table">
      <style:table-properties style:width="6.375in" fo:margin-left="-0.075in" table:align="left" style:writing-mode="lr-tb"/>
    </style:style>
    <style:style style:name="Table6.A" style:family="table-column">
      <style:table-column-properties style:column-width="1.3549in"/>
    </style:style>
    <style:style style:name="Table6.B" style:family="table-column">
      <style:table-column-properties style:column-width="1.6736in"/>
    </style:style>
    <style:style style:name="Table6.C" style:family="table-column">
      <style:table-column-properties style:column-width="1.575in"/>
    </style:style>
    <style:style style:name="Table6.D" style:family="table-column">
      <style:table-column-properties style:column-width="1.7715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0.5pt solid #000000" style:writing-mode="lr-tb"/>
    </style:style>
    <style:style style:name="P1" style:family="paragraph" style:parent-style-name="Основной_20_текст_20_статьи">
      <style:paragraph-properties fo:text-align="center" style:justify-single-word="false"/>
    </style:style>
    <style:style style:name="P2" style:family="paragraph" style:parent-style-name="Основной_20_текст_20_статьи">
      <style:paragraph-properties fo:text-align="center" style:justify-single-word="false"/>
      <style:text-properties officeooo:paragraph-rsid="000264f5"/>
    </style:style>
    <style:style style:name="P3" style:family="paragraph" style:parent-style-name="Standard">
      <style:text-properties fo:font-size="14pt" style:font-size-asian="14pt"/>
    </style:style>
    <style:style style:name="P4" style:family="paragraph" style:parent-style-name="Основной_20_текст_20_статьи">
      <style:text-properties fo:font-size="14pt" style:font-size-asian="14pt"/>
    </style:style>
    <style:style style:name="P5" style:family="paragraph" style:parent-style-name="Standard">
      <style:text-properties fo:font-size="14pt" fo:language="en" fo:country="US" style:font-size-asian="14pt"/>
    </style:style>
    <style:style style:name="P6" style:family="paragraph" style:parent-style-name="Основной_20_текст_20_статьи">
      <style:text-properties fo:font-size="14pt" fo:language="en" fo:country="US" style:font-size-asian="14pt"/>
    </style:style>
    <style:style style:name="P7" style:family="paragraph" style:parent-style-name="Основной_20_текст_20_статьи">
      <style:paragraph-properties fo:line-height="100%" fo:text-align="center" style:justify-single-word="false"/>
      <style:text-properties fo:font-size="14pt" fo:font-weight="normal" officeooo:paragraph-rsid="000264f5" style:font-size-asian="14pt" style:font-weight-asian="normal" style:font-weight-complex="normal"/>
    </style:style>
    <style:style style:name="P8" style:family="paragraph" style:parent-style-name="Standard">
      <style:text-properties fo:color="#000000" loext:opacity="100%" fo:font-size="14pt" style:font-size-asian="14pt"/>
    </style:style>
    <style:style style:name="P9" style:family="paragraph" style:parent-style-name="Standard">
      <style:paragraph-properties fo:margin-left="0in" fo:margin-right="0in" fo:text-indent="0.3937in" style:auto-text-indent="false"/>
      <style:text-properties fo:color="#000000" loext:opacity="100%" fo:font-size="14pt" style:font-size-asian="14pt"/>
    </style:style>
    <style:style style:name="P10" style:family="paragraph" style:parent-style-name="Основной_20_текст_20_статьи">
      <style:text-properties fo:color="#000000" loext:opacity="100%" fo:font-size="14pt" style:font-size-asian="14pt"/>
    </style:style>
    <style:style style:name="P11" style:family="paragraph" style:parent-style-name="Standard">
      <style:paragraph-properties fo:text-align="justify" style:justify-single-word="false"/>
      <style:text-properties fo:color="#000000" loext:opacity="100%" fo:font-size="14pt" fo:language="en" fo:country="US" style:font-size-asian="14pt"/>
    </style:style>
    <style:style style:name="P12" style:family="paragraph" style:parent-style-name="Standard">
      <style:text-properties fo:color="#000000" loext:opacity="100%" fo:font-size="14pt" fo:language="en" fo:country="US" style:font-size-asian="14pt"/>
    </style:style>
    <style:style style:name="P13" style:family="paragraph" style:parent-style-name="Основной_20_текст_20_статьи">
      <style:text-properties fo:language="en" fo:country="US"/>
    </style:style>
    <style:style style:name="P14" style:family="paragraph" style:parent-style-name="Основной_20_текст_20_статьи">
      <style:paragraph-properties fo:break-before="page"/>
      <style:text-properties fo:language="en" fo:country="US"/>
    </style:style>
    <style:style style:name="P15" style:family="paragraph" style:parent-style-name="Основной_20_текст_20_статьи">
      <style:paragraph-properties fo:margin-left="0.3937in" fo:margin-right="0in" fo:text-indent="0in" style:auto-text-indent="false"/>
    </style:style>
    <style:style style:name="P16" style:family="paragraph" style:parent-style-name="Основной_20_текст_20_статьи">
      <style:paragraph-properties fo:line-height="100%" fo:text-align="center" style:justify-single-word="false"/>
      <style:text-properties fo:font-size="28pt" officeooo:paragraph-rsid="000264f5" style:font-size-asian="28pt"/>
    </style:style>
    <style:style style:name="P17" style:family="paragraph" style:parent-style-name="Основной_20_текст_20_статьи">
      <style:text-properties officeooo:paragraph-rsid="000264f5"/>
    </style:style>
    <style:style style:name="P18" style:family="paragraph" style:parent-style-name="Основной_20_текст_20_статьи">
      <style:paragraph-properties fo:line-height="100%" fo:text-align="center" style:justify-single-word="false"/>
      <style:text-properties officeooo:paragraph-rsid="000264f5"/>
    </style:style>
    <style:style style:name="P19" style:family="paragraph" style:parent-style-name="Основной_20_текст_20_статьи">
      <style:paragraph-properties fo:line-height="100%"/>
      <style:text-properties officeooo:paragraph-rsid="000264f5"/>
    </style:style>
    <style:style style:name="P20" style:family="paragraph" style:parent-style-name="Основной_20_текст_20_статьи">
      <style:paragraph-properties fo:margin-left="0in" fo:margin-right="0in" fo:line-height="100%" fo:text-indent="3.3472in" style:auto-text-indent="false"/>
      <style:text-properties officeooo:paragraph-rsid="000264f5"/>
    </style:style>
    <style:style style:name="P21" style:family="paragraph" style:parent-style-name="Heading_20_2">
      <style:paragraph-properties fo:text-align="center" style:justify-single-word="false" fo:break-before="page"/>
      <style:text-properties fo:font-size="14pt" style:font-size-asian="14pt"/>
    </style:style>
    <style:style style:name="P22" style:family="paragraph" style:parent-style-name="Heading_20_2">
      <style:paragraph-properties fo:text-align="center" style:justify-single-word="false"/>
      <style:text-properties fo:font-size="14pt" style:font-size-asian="14pt"/>
    </style:style>
    <style:style style:name="P23" style:family="paragraph" style:parent-style-name="Heading_20_2">
      <style:paragraph-properties fo:text-align="center" style:justify-single-word="false"/>
    </style:style>
    <style:style style:name="P24" style:family="paragraph" style:parent-style-name="Основной_20_текст_20_статьи">
      <style:paragraph-properties fo:line-height="100%" fo:text-align="center" style:justify-single-word="false"/>
      <style:text-properties fo:font-size="28pt" officeooo:paragraph-rsid="000264f5" style:font-size-asian="28pt"/>
    </style:style>
    <style:style style:name="P25" style:family="paragraph" style:parent-style-name="Основной_20_текст_20_статьи" style:list-style-name="WW8Num7">
      <style:paragraph-properties fo:margin-left="0.6437in" fo:margin-right="0in" fo:text-indent="-0.25in" style:auto-text-indent="false">
        <style:tab-stops>
          <style:tab-stop style:position="0.6437in"/>
        </style:tab-stops>
      </style:paragraph-properties>
    </style:style>
    <style:style style:name="P26" style:family="paragraph" style:parent-style-name="Основной_20_текст_20_статьи" style:list-style-name="WW8Num7">
      <style:paragraph-properties fo:margin-left="0.6437in" fo:margin-right="0in" fo:text-indent="-0.25in" style:auto-text-indent="false">
        <style:tab-stops>
          <style:tab-stop style:position="0.6437in"/>
        </style:tab-stops>
      </style:paragraph-properties>
      <style:text-properties officeooo:paragraph-rsid="00030be4"/>
    </style:style>
    <style:style style:name="P27" style:family="paragraph" style:parent-style-name="Основной_20_текст_20_статьи" style:list-style-name="WW8Num1">
      <style:paragraph-properties fo:margin-left="0.6437in" fo:margin-right="0in" fo:text-indent="-0.25in" style:auto-text-indent="false">
        <style:tab-stops>
          <style:tab-stop style:position="0.6437in"/>
        </style:tab-stops>
      </style:paragraph-properties>
    </style:style>
    <style:style style:name="P28" style:family="paragraph" style:parent-style-name="Основной_20_текст_20_статьи" style:list-style-name="WW8Num10">
      <style:paragraph-properties fo:margin-left="0.6437in" fo:margin-right="0in" fo:text-indent="-0.25in" style:auto-text-indent="false">
        <style:tab-stops>
          <style:tab-stop style:position="0.6437in"/>
        </style:tab-stops>
      </style:paragraph-properties>
    </style:style>
    <style:style style:name="P29" style:family="paragraph" style:parent-style-name="Основной_20_текст_20_статьи" style:list-style-name="WW8Num2">
      <style:paragraph-properties fo:margin-left="0.6437in" fo:margin-right="0in" fo:text-indent="-0.25in" style:auto-text-indent="false">
        <style:tab-stops>
          <style:tab-stop style:position="0.6437in"/>
        </style:tab-stops>
      </style:paragraph-properties>
    </style:style>
    <style:style style:name="P30" style:family="paragraph" style:parent-style-name="Основной_20_текст_20_статьи">
      <style:paragraph-properties fo:line-height="100%"/>
    </style:style>
    <style:style style:name="P31" style:family="paragraph" style:parent-style-name="Основной_20_текст_20_статьи">
      <style:paragraph-properties fo:line-height="100%"/>
      <style:text-properties fo:language="en" fo:country="US"/>
    </style:style>
    <style:style style:name="T1" style:family="text">
      <style:text-properties fo:language="en" fo:country="US"/>
    </style:style>
    <style:style style:name="T2" style:family="text">
      <style:text-properties fo:font-size="14pt" style:font-size-asian="14pt"/>
    </style:style>
    <style:style style:name="T3" style:family="text">
      <style:text-properties fo:font-size="14pt" fo:language="en" fo:country="US" style:font-size-asian="14pt"/>
    </style:style>
    <style:style style:name="T4" style:family="text">
      <style:text-properties fo:font-style="italic" style:font-style-asian="italic"/>
    </style:style>
    <style:style style:name="T5" style:family="text">
      <style:text-properties fo:color="#000000" loext:opacity="100%" fo:font-size="14pt" style:font-size-asian="14pt"/>
    </style:style>
    <style:style style:name="T6" style:family="text">
      <style:text-properties fo:color="#000000" loext:opacity="100%" fo:font-size="14pt" fo:language="en" fo:country="US" style:font-size-asian="14pt"/>
    </style:style>
    <style:style style:name="T7" style:family="text"/>
    <style:style style:name="fr1" style:family="graphic" style:parent-style-name="Frame">
      <style:graphic-properties fo:margin-left="0in" fo:margin-right="0in" fo:margin-top="0in" fo:margin-bottom="0in" style:wrap="dynamic" style:number-wrapped-paragraphs="1" style:vertical-pos="from-top" style:vertical-rel="paragraph" style:horizontal-pos="center" style:horizontal-rel="page-content" fo:background-color="#ffffff" style:background-transparency="100%" draw:fill="solid" draw:fill-color="#ffffff" draw:opacity="0%" fo:padding="0in" fo:border="none" style:writing-mode="lr-tb" draw:wrap-influence-on-position="once-successive" loext:allow-overlap="true"/>
    </style:style>
    <style:style style:name="fr2" style:family="graphic" style:parent-style-name="OLE">
      <style:graphic-properties fo:margin-left="0.1256in" fo:margin-right="0.1256in" fo:margin-top="0in" fo:margin-bottom="0in" style:run-through="foreground" style:wrap="none" style:vertical-pos="from-top" style:horizontal-pos="from-left" style:horizontal-rel="paragraph" fo:background-color="transparent" draw:fill="none" draw:fill-color="#ffffff" fo:padding="0.0008in" fo:border="none" draw:ole-draw-aspect="1"/>
    </style:style>
    <style:style style:name="fr3" style:family="graphic" style:parent-style-name="OLE">
      <style:graphic-properties fo:margin-left="0.1256in" fo:margin-right="0.1256in" fo:margin-top="0in" fo:margin-bottom="0in" style:wrap="run-through" style:number-wrapped-paragraphs="no-limit" style:vertical-pos="from-top" style:vertical-rel="paragraph" style:horizontal-pos="from-left" style:horizontal-rel="paragraph" fo:background-color="transparent" draw:fill="none" draw:fill-color="#ffffff" fo:padding="0.0008in" fo:border="none" draw:ole-draw-aspect="1"/>
    </style:style>
    <style:style style:name="fr4" style:family="graphic" style:parent-style-name="OLE">
      <style:graphic-properties fo:margin-left="0in" fo:margin-right="0in" fo:margin-top="0in" fo:margin-bottom="0in" style:vertical-pos="middle" style:vertical-rel="text" fo:padding="0.0008in"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Министерство образования Российской Федерации</text:p>
      <text:p text:style-name="P2">Тюменский Государственный Университет</text:p>
      <text:p text:style-name="P2">Факультет Математики и Компьютерных Наук</text:p>
      <text:p text:style-name="P17"/>
      <text:p text:style-name="P17"/>
      <text:p text:style-name="P16">Распределяющая поразрядная</text:p>
      <text:p text:style-name="P16">сортировка Змановского.</text:p>
      <text:p text:style-name="P16"/>
      <text:p text:style-name="P19"/>
      <text:p text:style-name="P19"/>
      <text:p text:style-name="P19"/>
      <text:p text:style-name="P20">Конкурсная работа выполнена<text:span text:style-name="T1">:</text:span></text:p>
      <text:p text:style-name="P20">студентом 384 группы</text:p>
      <text:p text:style-name="P20">Змановским П. П.</text:p>
      <text:p text:style-name="P20">Научный руководитель:</text:p>
      <text:p text:style-name="P20">Деревнина А. Ю.</text:p>
      <text:p text:style-name="P19"/>
      <text:p text:style-name="P19"/>
      <text:p text:style-name="P19"/>
      <text:p text:style-name="P19"/>
      <text:p text:style-name="P18">Тюмень</text:p>
      <text:p text:style-name="P7">2001</text:p>
      <text:h text:style-name="P21" text:outline-level="2">Содержание</text:h>
      <text:p text:style-name="P4"/>
      <text:p text:style-name="P30">Введение<text:tab/><text:tab/><text:tab/><text:tab/><text:tab/><text:tab/><text:tab/><text:tab/><text:tab/>стр.3</text:p>
      <text:p text:style-name="P30"/>
      <text:p text:style-name="P30">Глава <text:span text:style-name="T1">I</text:span></text:p>
      <text:p text:style-name="P31"/>
      <text:p text:style-name="P30">Задача сортировки массива<text:tab/><text:tab/><text:tab/><text:tab/><text:tab/><text:tab/>стр.5</text:p>
      <text:p text:style-name="P30">Анализ алгоритмов внутренней сортировки<text:tab/><text:tab/><text:tab/>стр.8</text:p>
      <text:p text:style-name="P30"/>
      <text:p text:style-name="P30">Глава <text:span text:style-name="T1">II</text:span></text:p>
      <text:p text:style-name="P31"/>
      <text:p text:style-name="P30">Распределяющая поразрядная сортировка Змановского<text:tab/><text:tab/>стр.11</text:p>
      <text:p text:style-name="P30">Алгоритм математической сортировки Змановского<text:tab/><text:tab/>стр.12</text:p>
      <text:p text:style-name="P30">Характеристики <text:span text:style-name="T1">ZmRadix<text:tab/><text:tab/><text:tab/><text:tab/><text:tab/><text:tab/></text:span>стр.15</text:p>
      <text:p text:style-name="P30">Сравнительные таблицы сортировок <text:span text:style-name="T1">Radix2, ZmRadix</text:span></text:p>
      <text:p text:style-name="P30">и QuickSort.<text:tab/><text:tab/><text:tab/><text:tab/><text:tab/><text:tab/><text:tab/><text:tab/><text:tab/>стр.17</text:p>
      <text:p text:style-name="P30">Анализ распределяющей поразрядной сортировки</text:p>
      <text:p text:style-name="P30">Змановского<text:tab/><text:tab/><text:tab/><text:tab/><text:tab/><text:tab/><text:tab/><text:tab/><text:tab/>стр.18</text:p>
      <text:p text:style-name="P30"/>
      <text:p text:style-name="P30">Заключение<text:tab/><text:tab/><text:tab/><text:tab/><text:tab/><text:tab/><text:tab/><text:tab/><text:tab/>стр.23</text:p>
      <text:p text:style-name="P30">Список использованной литературы<text:tab/><text:tab/><text:tab/><text:tab/><text:tab/>стр.25</text:p>
      <text:h text:style-name="P21" text:outline-level="2">Введение.</text:h>
      <text:p text:style-name="P5"/>
      <text:p text:style-name="Основной_20_текст_20_статьи">В программировании очень часто возникает вопрос переразмещения элементов в порядке возрастания или убывания. От порядка, в котором хранятся элементы в памяти компьютера, во многом зависит скорость выполнения и простота алгоритмов, предназначенных для их обработки.</text:p>
      <text:p text:style-name="Основной_20_текст_20_статьи">Хотя в словарях слово <text:span text:style-name="T1">"</text:span>сортировка" определяется как процесс разделения объектов по виду или сорту, программисты традиционно используют его в гораздо более узком смысле, обозначая им такую перестановку предметов, при которой они располагаются в порядке возрастания или убывания. Такой процесс следовало бы называть не сортировкой, а упорядочением, но использование этого слова привело бы к путанице из-за перегруженности значениями слова "порядок". Поэтому слово <text:span text:style-name="T1">"</text:span>сортировка<text:span text:style-name="T1">" </text:span>используется в качестве обозначения для процесса упорядочения.</text:p>
      <text:p text:style-name="Основной_20_текст_20_статьи"><text:soft-page-break/>По оценкам производителей компьютеров в среднем более четверти машинного времени тратится на сортировку. Во многих вычислительных системах на нее уходит больше половины машинного времени. Исходя из этих статистических данных, можно заключить, что либо сортировка имеет много важных применений, либо ею часто пользуются без нужды, либо применяются в основном неэффективные алгоритмы сортировки. По-видимому, каждое из приведенных предположений содержит долю истины. В любом случае ясно, что сортировка заслуживает серьезного изучения с точки зрения ее практического использования. </text:p>
      <text:p text:style-name="Основной_20_текст_20_статьи">Вот некоторые из наиболее важных областей применения сортировки<text:span text:style-name="T1">:</text:span></text:p>
      <text:list xml:id="list3382913497" text:style-name="WW8Num7">
        <text:list-item>
          <text:p text:style-name="P26"><text:span text:style-name="T4">Решение задачи группирования</text:span>, когда нужно собрать вместе все элементы с одинаковыми значениями некоторого признака. Допустим, имеется 10 000 элементов, расположенных в <text:soft-page-break/>случайном порядке, причем значения многих из них равны и нужно переупорядочить массив так, чтобы элементы с равными значениями занимали соседние позиции в массиве. Это, по существу, тоже задача "сортировки", но в более широком смысле, и она легко может быть решена путем сортировки массива в указанном выше узком смысле, а именно - в результате расположения элементов в порядке неубывания<text:line-break/><draw:frame draw:style-name="fr2" draw:name="Object1" text:anchor-type="as-char" svg:y="-0.1484in" svg:width="1.3138in" svg:height="0.2217in" draw:z-index="54"><draw:object xlink:href="./Object 1" xlink:type="simple" xlink:show="embed" xlink:actuate="onLoad"/><draw:image xlink:href="./ObjectReplacements/Object 1" xlink:type="simple" xlink:show="embed" xlink:actuate="onLoad"/><svg:desc>formula</svg:desc></draw:frame><text:span text:style-name="T1">. </text:span>Эффект, который может быть достигнут после выполнения этой процедуры, и объясняет изменение первоначального смысла слова <text:span text:style-name="T1">"</text:span>сортировка<text:span text:style-name="T1">".</text:span></text:p>
        </text:list-item>
        <text:list-item>
          <text:p text:style-name="P25"><text:span text:style-name="T4">Поиск общих элементов в двух или более массивах. </text:span>Если два или более массивов рассортировать в одном и том же порядке, то можно отыскать в них все общие элементы за один последовательный просмотр всех массивов без возвратов. Таким образом, сортировка позволяет использовать <text:soft-page-break/>последовательный доступ к большим массивам в качестве приемлемой замены прямой адресации, что имеет очень большое значение при работе с внешними источниками данных, скорость чтения информации которых значительно уступает скорости чтения информации из оперативной памяти.</text:p>
        </text:list-item>
        <text:list-item>
          <text:p text:style-name="P25"><text:span text:style-name="T4">Поиск информации по значениям ключей.</text:span> Сортировка также используется при поиске какого-либо рода данных в массивах по значениям ключей. Если массив отсортирован, то, применяя специальные методы (например, алгоритм Бинарного поиска), можно значительно уменьшить время нахождения необходимой информации.</text:p>
        </text:list-item>
      </text:list>
      <text:p text:style-name="Основной_20_текст_20_статьи"/>
      <text:p text:style-name="Основной_20_текст_20_статьи">Алгоритмы сортировки представляют собой интересный <text:span text:style-name="T4">частный пример </text:span>того, как следует подходить к решению проблем программирования вообще. Обобщение частных методов позволяет в значительной степени овладеть теми подходами, которые помогают <text:soft-page-break/>создавать качественные алгоритмы для решения других проблем, связанных с использованием компьютеров.</text:p>
      <text:p text:style-name="Основной_20_текст_20_статьи">Методы сортировки служат великолепной иллюстрацией базовых концепций <text:span text:style-name="T4">анализа алгоритмов, </text:span>т.е. оценки качества алгоритмов, что, в свою очередь, позволяет разумно делать выбор среди, казалось бы, равноценных методов.</text:p>
      <text:p text:style-name="Основной_20_текст_20_статьи"/>
      <text:h text:style-name="P22" text:outline-level="2">Задача сортировки массива</text:h>
      <text:p text:style-name="P5"/>
      <text:p text:style-name="Основной_20_текст_20_статьи">Для того, чтобы описывать различные алгоритмы сортировки, необходимо более четко сформулировать задачу и ввести соответствующую терминологию. Пусть надо упорядочить<text:span text:style-name="T1"> </text:span>N элементов</text:p>
      <text:p text:style-name="P1"><draw:frame draw:style-name="fr4" draw:name="Object13" text:anchor-type="as-char" svg:width="1.0846in" svg:height="0.2217in" draw:z-index="0"><draw:object xlink:href="./Object 2" xlink:type="simple" xlink:show="embed" xlink:actuate="onLoad"/><draw:image xlink:href="./ObjectReplacements/Object 2" xlink:type="simple" xlink:show="embed" xlink:actuate="onLoad"/></draw:frame></text:p>
      <text:p text:style-name="Основной_20_текст_20_статьи"><draw:frame draw:style-name="fr3" draw:name="Object2" text:anchor-type="char" svg:x="3.7134in" svg:y="0.7862in" svg:width="0.2839in" svg:height="0.2217in" draw:z-index="44"><draw:object xlink:href="./Object 3" xlink:type="simple" xlink:show="embed" xlink:actuate="onLoad"/><draw:image xlink:href="./ObjectReplacements/Object 3" xlink:type="simple" xlink:show="embed" xlink:actuate="onLoad"/></draw:frame><draw:frame draw:style-name="fr3" draw:name="Object3" text:anchor-type="char" svg:x="2.189in" svg:y="0.7862in" svg:width="0.2634in" svg:height="0.2217in" draw:z-index="43"><draw:object xlink:href="./Object 4" xlink:type="simple" xlink:show="embed" xlink:actuate="onLoad"/><draw:image xlink:href="./ObjectReplacements/Object 4" xlink:type="simple" xlink:show="embed" xlink:actuate="onLoad"/></draw:frame>Назовем их <text:span text:style-name="T4">записями</text:span>, а всю совокупность <text:span text:style-name="T1">N </text:span>записей назовем <text:span text:style-name="T4">файлом</text:span>. Каждая запись <text:span text:style-name="T1"><text:s text:c="4"/></text:span><text:s/>имеет <text:span text:style-name="T4">ключ,</text:span> <text:span text:style-name="T1"><text:s text:c="4"/></text:span>, который и управляет процессом сортировки. Помимо ключа, запись может содержать <text:soft-page-break/>дополнительную <text:span text:style-name="T1">"</text:span>сопутствующую информацию<text:span text:style-name="T1">"</text:span>, которая не влияет на сортировку, но всегда остается в этой записи.</text:p>
      <text:p text:style-name="Основной_20_текст_20_статьи">Отношение порядка <text:span text:style-name="T1">"&lt;" </text:span>на множестве ключей вводится таким образом, чтобы для любых трех значений ключей <text:span text:style-name="T1">a, b, c </text:span>выполнялись следующие условия<text:span text:style-name="T1">:</text:span></text:p>
      <text:p text:style-name="Основной_20_текст_20_статьи">справедливо одно и только одно из соотношений <text:span text:style-name="T1">a &lt; b, a = b, b &lt; a (</text:span>закон трихотомии)<text:span text:style-name="T1">;</text:span></text:p>
      <text:p text:style-name="Основной_20_текст_20_статьи">если <text:span text:style-name="T1">a &lt; b </text:span>и <text:span text:style-name="T1">b &lt; c, </text:span>то <text:span text:style-name="T1">a &lt; c (</text:span>закон транзитивности).</text:p>
      <text:p text:style-name="P13"/>
      <text:p text:style-name="Основной_20_текст_20_статьи">Эти два свойства определяют математическое понятие <text:span text:style-name="T4">линейного упорядочения,</text:span> называемого также <text:span text:style-name="T4">совершенным упорядочением.</text:span> Любое множество с отношением <text:span text:style-name="T1">"&lt;", </text:span>удовлетворяющим обоим этим свойствам, поддается сортировке большинством известных методов, хотя некоторые предназначены только для числовых и буквенных ключей с общепринятым отношением порядка.</text:p>
      <text:p text:style-name="Основной_20_текст_20_статьи"><text:soft-page-break/>Задача сортировки - найти такую перестановку записей <text:span text:style-name="T1">p(1) p(2) … p(N) </text:span>с индексами <text:span text:style-name="T1">{1, 2, …, N}, </text:span>после которой ключи расположились бы в порядке неубывания<text:span text:style-name="T1">:</text:span></text:p>
      <text:p text:style-name="P1"><draw:frame draw:style-name="fr4" draw:name="Object14" text:anchor-type="as-char" svg:width="1.8193in" svg:height="0.2319in" draw:z-index="1"><draw:object xlink:href="./Object 5" xlink:type="simple" xlink:show="embed" xlink:actuate="onLoad"/><draw:image xlink:href="./ObjectReplacements/Object 5" xlink:type="simple" xlink:show="embed" xlink:actuate="onLoad"/></draw:frame></text:p>
      <text:p text:style-name="Основной_20_текст_20_статьи">Сортировка называется <text:span text:style-name="T4">устойчивой</text:span>, если она удовлетворяет такому дополнительному условию, что записи с одинаковыми ключами остаются в прежнем порядке, т.е., другими словами,</text:p>
      <text:p text:style-name="Основной_20_текст_20_статьи"><draw:frame draw:style-name="fr3" draw:name="Object6" text:anchor-type="char" svg:x="0.2626in" svg:y="0.1965in" svg:width="0.8437in" svg:height="0.2in" draw:z-index="45"><draw:object xlink:href="./Object 8" xlink:type="simple" xlink:show="embed" xlink:actuate="onLoad"/><draw:image xlink:href="./ObjectReplacements/Object 8" xlink:type="simple" xlink:show="embed" xlink:actuate="onLoad"/></draw:frame><text:s text:c="2"/><text:span text:style-name="T1"><text:s text:c="15"/></text:span><text:s text:c="2"/>для любых <text:span text:style-name="T1"><text:s text:c="4"/></text:span><draw:frame draw:style-name="fr3" draw:name="Object5" text:anchor-type="char" svg:x="2.452in" svg:y="0.172in" svg:width="0.9319in" svg:height="0.2319in" draw:z-index="46"><draw:object xlink:href="./Object 7" xlink:type="simple" xlink:show="embed" xlink:actuate="onLoad"/><draw:image xlink:href="./ObjectReplacements/Object 7" xlink:type="simple" xlink:show="embed" xlink:actuate="onLoad"/></draw:frame><text:span text:style-name="T1"><text:s text:c="11"/></text:span><text:s text:c="4"/><text:span text:style-name="T1"><text:s text:c="3"/></text:span><text:s text:c="2"/><text:span text:style-name="T1"><text:s text:c="4"/></text:span>и <text:s/><text:span text:style-name="T1"><text:s text:c="3"/></text:span><draw:frame draw:style-name="fr3" draw:name="Object4" text:anchor-type="char" svg:x="3.9772in" svg:y="0.1965in" svg:width="0.3953in" svg:height="0.1839in" draw:z-index="47"><draw:object xlink:href="./Object 6" xlink:type="simple" xlink:show="embed" xlink:actuate="onLoad"/><draw:image xlink:href="./ObjectReplacements/Object 6" xlink:type="simple" xlink:show="embed" xlink:actuate="onLoad"/></draw:frame><text:span text:style-name="T1"><text:s text:c="11"/></text:span><text:s/></text:p>
      <text:p text:style-name="Основной_20_текст_20_статьи">В одних случаях приходится физически перемещать записи в памяти так, чтобы их ключи были упорядочены<text:span text:style-name="T1">; </text:span>в других случаях достаточно создать вспомогательную таблицу, которая некоторым образом описывает перестановку и обеспечивает доступ к записям в соответствии с порядком их ключей.</text:p>
      <text:p text:style-name="Основной_20_текст_20_статьи"><draw:frame draw:style-name="fr3" draw:name="Object9" text:anchor-type="char" svg:x="0.9543in" svg:y="1.4673in" svg:width="0.3583in" svg:height="0.1839in" draw:z-index="51"><draw:object xlink:href="./Object 11" xlink:type="simple" xlink:show="embed" xlink:actuate="onLoad"/><draw:image xlink:href="./ObjectReplacements/Object 11" xlink:type="simple" xlink:show="embed" xlink:actuate="onLoad"/></draw:frame><draw:frame draw:style-name="fr3" draw:name="Object10" text:anchor-type="char" svg:x="0.7791in" svg:y="0.8118in" svg:width="0.222in" svg:height="0.1839in" draw:z-index="48"><draw:object xlink:href="./Object 12" xlink:type="simple" xlink:show="embed" xlink:actuate="onLoad"/><draw:image xlink:href="./ObjectReplacements/Object 12" xlink:type="simple" xlink:show="embed" xlink:actuate="onLoad"/></draw:frame><draw:frame draw:style-name="fr3" draw:name="Object11" text:anchor-type="char" svg:x="1.2783in" svg:y="0.8244in" svg:width="0.3583in" svg:height="0.1839in" draw:z-index="49"><draw:object xlink:href="./Object 13" xlink:type="simple" xlink:show="embed" xlink:actuate="onLoad"/><draw:image xlink:href="./ObjectReplacements/Object 13" xlink:type="simple" xlink:show="embed" xlink:actuate="onLoad"/></draw:frame><draw:frame draw:style-name="fr3" draw:name="Object12" text:anchor-type="char" svg:x="4.2154in" svg:y="0.8736in" svg:width="0.222in" svg:height="0.1839in" draw:z-index="50"><draw:object xlink:href="./Object 14" xlink:type="simple" xlink:show="embed" xlink:actuate="onLoad"/><draw:image xlink:href="./ObjectReplacements/Object 14" xlink:type="simple" xlink:show="embed" xlink:actuate="onLoad"/></draw:frame><text:soft-page-break/>Некоторые методы сортировки предполагают существование величин <text:span text:style-name="T1">" <text:s text:c="2"/></text:span>" и <text:span text:style-name="T1">" <text:s text:c="5"/></text:span>" или одной из них. Величина <text:span text:style-name="T1">" <text:s text:c="2"/></text:span>" считается больше, а величина <text:span text:style-name="T1">" <text:s text:c="4"/></text:span>" меньше любого ключа<text:span text:style-name="T1">:</text:span></text:p>
      <text:p text:style-name="Основной_20_текст_20_статьи"><text:span text:style-name="T1"><text:s/></text:span><draw:frame draw:style-name="fr3" draw:name="Object8" text:anchor-type="char" svg:x="0.4236in" svg:y="0.1661in" svg:width="0.902in" svg:height="0.2217in" draw:z-index="53"><draw:object xlink:href="./Object 10" xlink:type="simple" xlink:show="embed" xlink:actuate="onLoad"/><draw:image xlink:href="./ObjectReplacements/Object 10" xlink:type="simple" xlink:show="embed" xlink:actuate="onLoad"/></draw:frame><text:span text:style-name="T1"><text:s text:c="15"/></text:span><text:s text:c="4"/>для <draw:frame draw:style-name="fr3" draw:name="Object7" text:anchor-type="char" svg:x="1.7154in" svg:y="0.1661in" svg:width="0.7291in" svg:height="0.1839in" draw:z-index="52"><draw:object xlink:href="./Object 9" xlink:type="simple" xlink:show="embed" xlink:actuate="onLoad"/><draw:image xlink:href="./ObjectReplacements/Object 9" xlink:type="simple" xlink:show="embed" xlink:actuate="onLoad"/></draw:frame><text:s/><text:span text:style-name="T1"><text:s text:c="16"/></text:span></text:p>
      <text:p text:style-name="Основной_20_текст_20_статьи">Эти величины используются в качестве искусственных ключей, а также граничных признаков. Равенство ключей с одним из граничных элементов, вообще говоря, исключено. Если же оно, тем не менее, допускается, алгоритмы можно модифицировать так, чтобы они все-таки работали, хотя нередко при этом их изящество и эффективность отчасти утрачиваются.</text:p>
      <text:p text:style-name="Основной_20_текст_20_статьи">Обычно методы сортировки подразделяют на два класса<text:span text:style-name="T1">:</text:span> внутренние, когда все записи хранятся в быстрой оперативной памяти, и внешние, когда все записи в ней не помещаются. Методы внутренней сортировки обеспечивают большую гибкость при построении структур <text:soft-page-break/>данных и доступа к ним, внешние же методы обеспечивают достижение нужного результата в условиях ограниченных ресурсов.</text:p>
      <text:p text:style-name="Основной_20_текст_20_статьи">Достаточно хороший общий алгоритм затрачивает на сортировку <text:span text:style-name="T1">N </text:span>записей время пропорционально <text:span text:style-name="T1">N log N; </text:span>при этом требуется около <text:span text:style-name="T1">log </text:span>N "проходов" по данным. (На самом деле, когда <text:span text:style-name="T1">N </text:span>неограниченно возрастает, время сортировки растет как <text:line-break/><text:span text:style-name="T1">N (log N)^2</text:span>, если все ключи различны, поскольку размеры ключей также увеличиваются с ростом <text:span text:style-name="T1">N</text:span>)<text:span text:style-name="T1">.</text:span></text:p>
      <text:p text:style-name="Основной_20_текст_20_статьи">С другой стороны, если известно, что ключи являются случайными величинами с некоторым непрерывным распределением, то сортировка может быть выполнена в среднем за <text:span text:style-name="T1">O(N) </text:span>шагов.</text:p>
      <text:p text:style-name="P13"/>
      <text:p text:style-name="Основной_20_текст_20_статьи">Было изобретено множество различных методов сортировки. Каждый метод имеет свои преимущества и недостатки, поэтому он оказывается эффективнее других при некоторых конфигурациях данных и аппаратуры. К сожалению, неизвестен наилучший способ <text:soft-page-break/>сортировки (если он вообще существует); имеется <text:span text:style-name="T4">много </text:span>наилучших методов, но только в случаях, когда известно, что сортируется, на каком компьютере и с какой целью. Поэтому полезно изучить характеристики каждого метода, чтобы для конкретного случая можно было сделать разумный выбор.</text:p>
      <text:p text:style-name="Основной_20_текст_20_статьи"/>
      <text:p text:style-name="Основной_20_текст_20_статьи">Большой интерес для изучения представляет <text:span text:style-name="T4">внутренняя сортировка</text:span>, когда число записей, подлежащих сортировке, достаточно мало, так что весь процесс можно провести в оперативной памяти компьютера, обладающей высоким быстродействием.</text:p>
      <text:p text:style-name="P13"/>
      <text:h text:style-name="P22" text:outline-level="2">Анализ алгоритмов внутренней сортировки.</text:h>
      <text:p text:style-name="P5"/>
      <text:p text:style-name="Основной_20_текст_20_статьи">Существует огромное количество разнообразных алгоритмов внутренней сортировки. Большинство из них можно разделить на пять основных групп:</text:p>
      <text:list xml:id="list3394192475" text:style-name="WW8Num1">
        <text:list-item>
          <text:p text:style-name="P27"><text:soft-page-break/>Сортировка путем вставок (элементы просматриваются по одному, и каждый новый элемент вставляется в подходящее место среди ранее упорядоченных элементов),</text:p>
        </text:list-item>
        <text:list-item>
          <text:p text:style-name="P27">Обменная сортировка (если два элемента расположены не по порядку, то они меняются местами. Этот процесс повторяется до тех пор, пока элементы не будут упорядочены),</text:p>
        </text:list-item>
        <text:list-item>
          <text:p text:style-name="P27">Сортировка посредством выбора (сначала выделяется наименьший (или наибольший) элемент и каким-либо образом отделяется от остальных, затем выбирается наименьший (наибольший) из оставшихся и т. д.),</text:p>
        </text:list-item>
        <text:list-item>
          <text:p text:style-name="P27">Сортировка методом слияния (объединение двух или более упорядоченных массивов в один упорядоченный массив),</text:p>
        </text:list-item>
        <text:list-item>
          <text:p text:style-name="P27">Сортировка методом распределения (основана на предварительном подсчете частот повторения ключей и <text:soft-page-break/>последующем перемещении записей в зависимости от этих частот).</text:p>
        </text:list-item>
      </text:list>
      <text:p text:style-name="P13"/>
      <text:p text:style-name="Основной_20_текст_20_статьи">Несмотря на то, что практически каждый из известных алгоритмов обладает определенными достоинствами, существуют методы сортировки, которые являются наиболее быстрыми и наиболее универсальными в большинстве случаев применения. Среди таких алгоритмов самыми прекрасными характеристиками обладают Быстрая сортировка (<text:span text:style-name="T1">QuickSort</text:span>),изобретенная Ч. Э. Р. Хоаром в 1962 году, а также распределяющая поразрядная сортировка Х. Х. Сьюворда (<text:span text:style-name="T1">Radix2</text:span>)<text:span text:style-name="T1">, </text:span>изобретенная в 1954 году.</text:p>
      <text:p text:style-name="Основной_20_текст_20_статьи">Распределяющая поразрядная сортировка Х. Сьюворда является одной из самых быстрых сортировок. Она предназначена для сортировки положительных чисел путем предварительного подсчета частоты повторения выбранной последовательности битов в числе. Начиная с младших битов, элементы массива перемещаются в новый <text:soft-page-break/>массив-буфер согласно ранее подсчитанному количеству элементов с такой<text:span text:style-name="T1"> </text:span>же последовательностью битов. После такого перемещения числа во втором массиве расставлены в порядке не убывания данной последовательности битов. Далее массив сортируется по следующей цепочке битов такой же длины. Числа перемещаются обратно в исходный массив. После этого они находятся в порядке не убывания данной последовательности битов и всех предыдущих последовательностей. Так сортировка проводится по всем битовым цепочкам числа и в конце массив становится отсортированным по возрастанию.</text:p>
      <text:p text:style-name="Основной_20_текст_20_статьи">Этот алгоритм сортировки примерно в три раза обгоняет Быструю Сортировку<text:span text:style-name="T1"> (QuickSort) </text:span>по скорости на случайных равномерно распределенных массивах. Важным преимуществом <text:span text:style-name="T1">Radix2</text:span> с точки зрения программирования является также отсутствие рекурсии. Выигрыш в скорости достигается путем значительного уменьшения <text:soft-page-break/>количества перемещения данных. Каждый элемент массива перемещается одинаковое число раз - в зависимости от длины битовых цепочек. Если сортировать по цепочкам длины 8 бит, то при сортировке 16-битных чисел каждое число перемещается ровно два раза. Даже при работе с массивами чисел, это приводит к колоссальному выигрышу в скорости. При сортировке записей меньшее количество перемещений элементов дает еще больший выигрыш. Сравнения элементов в поразрядной сортировке вообще отсутствуют.</text:p>
      <text:p text:style-name="Основной_20_текст_20_статьи">Однако, такое улучшение в скорости приводит к некоторым недостаткам сортировки. <text:span text:style-name="T1">Radix2 </text:span>использует дополнительный массив-буфер, который занимает столько же места, как и исходный массив. Кроме того, заводится массив для подсчета частот повторения битовых цепочек. При сортировке массивов небольшого размера (до 1000 элементов) эти недостатки не играют особой роли, но в реальных приложениях размеры массивов нередко достигают нескольких сотен <text:soft-page-break/>тысяч элементов. Все это приводит к тому, что <text:span text:style-name="T1">Radix2 </text:span>значительно проигрывает <text:span text:style-name="T1">QuickSort </text:span>по размеру используемой памяти. В некоторых областях применения это может иметь очень большое значение и таким образом склонить выбор в сторону Быстрой сортировки. То, что Radix2 сортирует массивы только по численным ключам, используя их двоичное представление, заставляет применять его только в специальных областях. Поэтому QuickSort является более универсальной.</text:p>
      <text:p text:style-name="Основной_20_текст_20_статьи">Для улучшения характеристик алгоритма поразрядной сортировки Сьюворда, необходимо уменьшить количество используемой ею памяти. Наличие массивов, используемых для подсчета частот битовых цепочек, обусловлено принадлежностью алгоритма к классу распределяющих сортировок, поэтому единственная возможность улучшить сортировку в данном направлении - попытаться избавиться от дополнительного массива-буфера.</text:p>
      <text:p text:style-name="Основной_20_текст_20_статьи"><text:soft-page-break/>В процессе работы над улучшением характеристик распределяющей поразрядной сортировки был предложен новый алгоритм, который не использует дополнительный массив и также как и Radix2 основан на подсчете частот повторений битовых цепочек определенной длины.</text:p>
      <text:p text:style-name="Основной_20_текст_20_статьи"/>
      <text:h text:style-name="P22" text:outline-level="2">Распределяющая поразрядная сортировка Змановского.</text:h>
      <text:p text:style-name="P4"/>
      <text:p text:style-name="Основной_20_текст_20_статьи">Поскольку новый алгоритм разрабатывался путем усовершенствования сортировки Сьюворда, очевидно, что основной ее принцип - подсчет частот повторений битовых цепочек должен был остаться и в новом алгоритме. Иначе терялась бы всякая логическая связь с самой быстрой сортировкой, и возможное преимущество в скорости терялось бы тоже. На самом деле, не было очевидно, что такая сортировка обгоняла бы QuickSort. На это можно было только надеяться, ведь алгоритм, вероятнее всего, был бы принципиально <text:soft-page-break/>новым. Никаких сомнений не было только по поводу того, что новая сортировка будет проигрывать сортировке Сьюворда по времени, ведь Radix2 после подсчета частот повторений битовых цепочек обладает "идеальными" условиями для дальнейшей работы (огромное количество используемой памяти, никаких дальнейших сравнений элементов, никакой обработки информации, практически без вычислений элементы просто перемещаются на нужные места). В новой же сортировке, скорее всего, пришлось бы производить долгие вычисления.</text:p>
      <text:p text:style-name="Основной_20_текст_20_статьи"/>
      <text:p text:style-name="Основной_20_текст_20_статьи">После долгих поисков, был придуман алгоритм, который не требует использования дополнительного массива, но работает только для сортировки по самим числам, а не по их битовым цепочкам. Далее приведена его примерная схема<text:span text:style-name="T1">:</text:span></text:p>
      <text:p text:style-name="Основной_20_текст_20_статьи"/>
      <text:h text:style-name="P22" text:outline-level="2">Алгоритм математической сортировки Змановского.</text:h>
      <text:p text:style-name="P3"/>
      <text:p text:style-name="Основной_20_текст_20_статьи"><text:soft-page-break/>Этот алгоритм сортирует записи <text:span text:style-name="T1">R1, R2,…,Rn </text:span>по ключам<text:span text:style-name="T1"> K1, K2,…, Kn</text:span>, используя вспомогательную таблицу COUNT[1], COUNT[2], … , COUNT[N] для подсчета числа ключей, меньших данного. После завершения алгоритма величина <text:span text:style-name="T1">COUNT[j] + 1 </text:span>определяет окончательное положение записи<text:span text:style-name="T1"> Rj</text:span>.</text:p>
      <text:p text:style-name="Основной_20_текст_20_статьи">Все элементы массива <text:span text:style-name="T1">"</text:span>делятся<text:span text:style-name="T1">"</text:span> на уже поставленные в нужное место и не поставленные. В самом начале - все элементы считаются стоящими не на своем месте.</text:p>
      <text:p text:style-name="Основной_20_текст_20_статьи"/>
      <text:list xml:id="list2128367666" text:style-name="WW8Num10">
        <text:list-item>
          <text:p text:style-name="P28">Выбираем (берем в буфер <text:span text:style-name="T1">buf1)</text:span> любой не поставленный элемент, например последний элемент массива. (buf1 := a[n]).</text:p>
        </text:list-item>
        <text:list-item>
          <text:p text:style-name="P28">Через массив Count (в котором мы запоминали частоты повторений битовых цепочек), также как и в Radix2 находим место в массиве (с индексом <text:span text:style-name="T1">p</text:span>), куда мы должны поставить этот элемент (<text:span text:style-name="T1">buf1)</text:span>. (<text:span text:style-name="T1">p:=Count[buf1]</text:span>).</text:p>
        </text:list-item>
        <text:list-item>
          <text:p text:style-name="P28"><text:soft-page-break/>Пересылаем в буфер (<text:span text:style-name="T1">buf2) </text:span>элемент, который стоит на том месте, куда мы должны поставить ранее выбранный (<text:span text:style-name="T1">buf1</text:span>). (<text:span text:style-name="T1">buf2:=a[p]).</text:span></text:p>
        </text:list-item>
        <text:list-item>
          <text:p text:style-name="P28">Ставим выбранный элемент (<text:span text:style-name="T1">buf1) </text:span>на положенное место и уменьшаем соответствующий элемент массива <text:span text:style-name="T1">Count. (a[p]:=buf1; Count[buf1] := Count[buf1] - 1 ).</text:span></text:p>
        </text:list-item>
        <text:list-item>
          <text:p text:style-name="P28">Пересылаем данные из <text:span text:style-name="T1">buf2 </text:span>в <text:span text:style-name="T1">buf1, </text:span>теперь мы будем искать, куда поставить этот элемент. (buf1 := buf2).</text:p>
        </text:list-item>
        <text:list-item>
          <text:p text:style-name="P28">Делаем это до тех пор, пока <text:span text:style-name="T1">"</text:span>цепочка<text:span text:style-name="T1">" </text:span>не замкнется, то есть пока на место элемента, выбранного в п.1 не поставят другой (на самом деле сюда могут поставить и его самого).</text:p>
        </text:list-item>
        <text:list-item>
          <text:p text:style-name="P28">Если цепочка не замкнулась, то возвращаемся к п.2. Если замкнулась, то идем далее.</text:p>
        </text:list-item>
        <text:list-item>
          <text:p text:style-name="P28">Массив <text:span text:style-name="T1">Count2 </text:span>на некотором этапе полностью равен массиву <text:span text:style-name="T1">Count (Count2:=Count). </text:span>При этом элементы обоих массивов <text:soft-page-break/>равны индексам концов цепочек массива с нужным значением последовательности битов, по которым массив сортируется. Массив <text:span text:style-name="T1">Count2 </text:span>остается неизменным и служит для того, чтобы заново не высчитывать индексы концов цепочек. Элемент же массива <text:span text:style-name="T1">Count </text:span>уменьшается, как только соответствующий элемент исходного массива будет поставлен на свое место. Совершенно очевидно, что когда массив отсортируется по нужной последовательности битов, все элементы массивов <text:span text:style-name="T1">Count </text:span>и <text:span text:style-name="T1">Count2 </text:span>будет связывать такое соотношение<text:span text:style-name="T1">:</text:span><text:line-break/><text:span text:style-name="T1">Count2[q-1]=Count[q] , </text:span>для <text:span text:style-name="T1">q=1..255. </text:span>(То есть элементы массива <text:span text:style-name="T1">Count </text:span>теперь будут показывать индексы концов цепочек с предыдущим значением последовательности битов, так как все элементы уже поставлены на место). Значит, после того, как какая-то цепочка замкнулась в п.7, мы должны найти <text:soft-page-break/>следующий <text:span text:style-name="T1">"</text:span>не поставленный<text:span text:style-name="T1">" </text:span>элемент<text:span text:style-name="T1">, </text:span>а если такого не найдется, то завершить цикл<text:span text:style-name="T1">.</text:span></text:p>
        </text:list-item>
      </text:list>
      <text:p text:style-name="P11"/>
      <text:p text:style-name="P12">. <text:s text:c="14"/>. <text:s text:c="13"/>.</text:p>
      <text:p text:style-name="P12"><text:s text:c="4"/>var bbuf,q,p,i:integer;</text:p>
      <text:p text:style-name="P12"><text:s text:c="8"/>buf1,buf2:word;</text:p>
      <text:p text:style-name="P12">. <text:s text:c="14"/>. <text:s text:c="13"/>.</text:p>
      <text:p text:style-name="Standard"><text:span text:style-name="T6"><text:s text:c="5"/>Count2:=Count;Count2[-1]:=-1; {</text:span><text:span text:style-name="T5">Граничный элемент</text:span><text:span text:style-name="T6">}</text:span></text:p>
      <text:p text:style-name="P12"><text:s text:c="5"/>q:=255; </text:p>
      <text:p text:style-name="P12"><text:s text:c="5"/>repeat</text:p>
      <text:p text:style-name="P12"><text:s text:c="8"/>i:=Count[q];buf1:=a[i]; <text:s text:c="34"/>{1}</text:p>
      <text:p text:style-name="P12"><text:s text:c="8"/>repeat</text:p>
      <text:p text:style-name="P12"><text:s text:c="10"/>p:=Count[buf1]; <text:s text:c="43"/>{2}</text:p>
      <text:p text:style-name="P12"><text:s text:c="10"/>buf2:=a[p]; <text:s text:c="51"/>{3} </text:p>
      <text:p text:style-name="P12"><text:s text:c="10"/>a[p]:=buf1;dec(Count[bbuf]); <text:s text:c="22"/>{4} <text:s/></text:p>
      <text:p text:style-name="P12"><text:s text:c="10"/>buf1:=buf2; <text:s text:c="50"/>{5}</text:p>
      <text:p text:style-name="P12"><text:s text:c="8"/>until p=i; <text:s text:c="56"/>{6,7}</text:p>
      <text:p text:style-name="P12"><text:s text:c="8"/>while Count2[q-1]=Count[q]do dec(q); <text:s text:c="8"/>{8}</text:p>
      <text:p text:style-name="P12"><text:s text:c="6"/>until q&lt;1;</text:p>
      <text:p text:style-name="P12">. <text:s text:c="14"/>. <text:s text:c="13"/>.</text:p>
      <text:p text:style-name="P11"/>
      <text:p text:style-name="Основной_20_текст_20_статьи">Таким образом данный массив сортируется без использования дополнительного массива-буфера.</text:p>
      <text:p text:style-name="Основной_20_текст_20_статьи">Данный алгоритм не подходит для распределяющей поразрядной сортировки Сьюворда. В <text:span text:style-name="T1">Radix2 </text:span>при перемещениях данных из исходного массива в массив-буфер, а также при перемещениях в обратную сторону, соблюдается одно главное правило<text:span text:style-name="T1">: </text:span>порядок элементов, отсортированных на предыдущих этапах не нарушается. В <text:soft-page-break/>этом и состоит главная идея алгоритма<text:span text:style-name="T1"> Radix2: </text:span>числа в начале сортируются по младшим битам, затем по старшим, не нарушая порядок среди чисел с одинаковыми битовыми цепочками. В конце массив будет упорядочен по старшим битам, а так как при перемещениях относительный порядок чисел с одинаковыми текущими цепочками не нарушался, то каждая группа с одинаковой последовательностью старших битов также упорядочена и по всем остальным битам. Таким образом, весь массив полностью отсортирован. Если бы в <text:span text:style-name="T1">Radix2 </text:span>сортировка начиналась со старших битов, то, очевидно, что она бы не работала.</text:p>
      <text:p text:style-name="Основной_20_текст_20_статьи">При использовании нового алгоритма для сортировки массива по битовым цепочкам, обеспечивать взаимный порядок чисел, отсортированных на предыдущих этапах, не представляется возможным. Поэтому его не удалось использовать для усовершенствования Radix2.</text:p>
      <text:p text:style-name="Основной_20_текст_20_статьи"><text:soft-page-break/>Однако, решение проблемы все-таки удалось найти.</text:p>
      <text:p text:style-name="Основной_20_текст_20_статьи"/>
      <text:p text:style-name="Основной_20_текст_20_статьи">В отличии от <text:span text:style-name="T1">Radix2, </text:span>массив нужно сортировать начиная со старших битовых цепочек. Естественно, что после этого по младшим битовым цепочкам весь массив сортировать уже не получится. Но это и не требуется. Достаточно запомнить границы областей с одинаковыми старшими последовательностями битов (они все<text:span text:style-name="T1"> </text:span>равно вычисляются на предыдущем этапе), а затем отсортировать каждую область по младшим цепочкам. При этом увеличение памяти происходит незначительное - приходится заводить дополнительный массив<text:span text:style-name="T1"> </text:span>для того, чтобы помнить границы областей.</text:p>
      <text:p text:style-name="Основной_20_текст_20_статьи"/>
      <text:h text:style-name="P23" text:outline-level="2"><text:span text:style-name="T2">Характеристики </text:span><text:span text:style-name="T3">ZmRadix.</text:span></text:h>
      <text:p text:style-name="P6"/>
      <text:p text:style-name="Основной_20_текст_20_статьи">Описанный алгоритм был реализован на практике. Сортировались случайные равномерно распределенные массивы положительных чисел размером два байта. Длины битовых цепочек равнялись восьми, то есть <text:soft-page-break/>в начале сортировка проводилась по старшему байту, а затем по младшему. Этот выбор является оптимальным во всех отношениях: для запоминания частот используются три массива длиной 256 элементов каждый и доступ к отдельным байтам слова происходит намного быстрее чем к битам.</text:p>
      <text:p text:style-name="Основной_20_текст_20_статьи">Было проведено тестирование алгоритма на случайных массивах разных длин и с разными границами равномерного распределения случайных величин. Для сравнения также тестировались Быстрая сортировка и Распределяющая поразрядная сортировка Сьюворда. Результаты оказались очень неожиданными: для случайных массивов с равномерным распределением, числа которого находятся в отрезке [0..N] (где N - длина массива) ZmRadix обгоняет по скорости не только QuickSort, но и Radix2. И это при том, что в новом алгоритме не используется дополнительный массив, как в Radix2, а также нет рекурсии, как в QuickSort. При сортировке массивов с распределением <text:soft-page-break/>из отрезка [0..L], и увеличении значения L по сравнению с длиной массива N, алгоритм ZmRadix начинает вести себя нестабильно и проигрывает в скорости Быстрой сортировке при L&gt;5*N (в зависимости от N) и Поразрядной сортировке при L&gt;2*N .При дальнейшем увеличении верхней границы распределения ZmRadix начинает проигрывать в скорости еще сильнее. Анализ этого явления будет проведен ниже. Однако необходимо отметить, что <text:span text:style-name="T1">"</text:span>классический<text:span text:style-name="T1">" ZmRadix </text:span>легко модифицируется и этот недостаток полностью устраняется. Способ усовершенствования алгоритма также будет рассмотрен ниже.</text:p>
      <text:p text:style-name="P14"/>
      <text:h text:style-name="P23" text:outline-level="2"><text:span text:style-name="T2">Сравнительные таблицы сортировок </text:span><text:span text:style-name="T3">Radix2, ZmRadix </text:span><text:span text:style-name="T2">и </text:span><text:span text:style-name="T3">QuickSort.</text:span></text:h>
      <text:p text:style-name="Основной_20_текст_20_статьи">Сортировки тестировались на компьютере с процессором <text:span text:style-name="T1">Pentium 166 MMX.</text:span></text:p>
      <text:p text:style-name="Основной_20_текст_20_статьи">Опции компилятора <text:span text:style-name="T1">Borland Pascal 7.0:</text:span></text:p>
      <text:p text:style-name="P13">{$A+,B-,D+,E+,F-,G-,I-,L+,N-,O-,P-,Q-,R-,S-,T-,V+,X+,Y+}</text:p>
      <text:p text:style-name="P13">{$M 16384,0,655360}</text:p>
      <text:p text:style-name="Основной_20_текст_20_статьи"><text:span text:style-name="T1">(</text:span>Отключен контроль за переполнением стека, выходом за границы массива и переполнением при выполнении арифметических операций, так как это значительно увеличивает время сортировки).</text:p>
      <text:p text:style-name="Основной_20_текст_20_статьи">Число элементов массива - 30.000, сортировка запускается 300 раз подряд (иначе, тяжело отслеживать время выполнения сортировки - она происходит слишком быстро), верхняя граница распределения чисел в массиве <text:span text:style-name="T1">L = N</text:span>. Массив генерируется случайно при помощи стандартной процедуры. Время сортировки при этом всегда одинаковое (в пределах одной миллисекунды). Это объясняется тем, что массивы имеют <text:soft-page-break/>большую длину, равномерно распределены и сортируются сразу много раз (из теории вероятностей известно, что при количестве испытаний, стремящемся к бесконечности, эмпирически полученная вероятность приближается к теоретической). Чистое время выполнения алгоритма сортировки - время выполнения минус время генерации случайных массивов.</text:p>
      <text:p text:style-name="Основной_20_текст_20_статьи">Время в минутах: секундах: сотых долях.</text:p>
      <text:p text:style-name="P8">N = 30 000; <text:s text:c="7"/>K = 300; <text:s text:c="6"/>L = N;</text:p>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Сортировка</text:p>
          </table:table-cell>
          <table:table-cell table:style-name="Table1.A1" office:value-type="string">
            <text:p text:style-name="P8">Время выполнения</text:p>
          </table:table-cell>
          <table:table-cell table:style-name="Table1.A1" office:value-type="string">
            <text:p text:style-name="P8">Среднее число перемещений</text:p>
          </table:table-cell>
          <table:table-cell table:style-name="Table1.A1" office:value-type="string">
            <text:p text:style-name="P8">Чистое время выполнения</text:p>
          </table:table-cell>
        </table:table-row>
        <table:table-row table:style-name="Table1.1">
          <table:table-cell table:style-name="Table1.A1" office:value-type="string">
            <text:p text:style-name="P8">ZmRadix</text:p>
          </table:table-cell>
          <table:table-cell table:style-name="Table1.A1" office:value-type="string">
            <text:p text:style-name="P8">00:12:91</text:p>
          </table:table-cell>
          <table:table-cell table:style-name="Table1.A1" office:value-type="string">
            <text:p text:style-name="Standard"><text:span text:style-name="T5">1</text:span><text:span text:style-name="T6">4</text:span><text:span text:style-name="T5">0</text:span><text:span text:style-name="T6"> 966</text:span></text:p>
          </table:table-cell>
          <table:table-cell table:style-name="Table1.A1" office:value-type="string">
            <text:p text:style-name="P8">00:07:26</text:p>
          </table:table-cell>
        </table:table-row>
        <table:table-row table:style-name="Table1.1">
          <table:table-cell table:style-name="Table1.A1" office:value-type="string">
            <text:p text:style-name="P8">Radix2</text:p>
          </table:table-cell>
          <table:table-cell table:style-name="Table1.A1" office:value-type="string">
            <text:p text:style-name="P8">00:14:34</text:p>
          </table:table-cell>
          <table:table-cell table:style-name="Table1.A1" office:value-type="string">
            <text:p text:style-name="P12">60 000</text:p>
          </table:table-cell>
          <table:table-cell table:style-name="Table1.A1" office:value-type="string">
            <text:p text:style-name="P8">00:08:69</text:p>
          </table:table-cell>
        </table:table-row>
        <table:table-row table:style-name="Table1.1">
          <table:table-cell table:style-name="Table1.A1" office:value-type="string">
            <text:p text:style-name="P8">QuickSort</text:p>
          </table:table-cell>
          <table:table-cell table:style-name="Table1.A1" office:value-type="string">
            <text:p text:style-name="P8">00:29:44</text:p>
          </table:table-cell>
          <table:table-cell table:style-name="Table1.A1" office:value-type="string">
            <text:p text:style-name="P12">351 920</text:p>
          </table:table-cell>
          <table:table-cell table:style-name="Table1.A1" office:value-type="string">
            <text:p text:style-name="P8">00:23:79</text:p>
          </table:table-cell>
        </table:table-row>
      </table:table>
      <text:p text:style-name="Основной_20_текст_20_статьи">Теперь проверим, что будет происходить со временем работы алгоритмов при увеличении <text:span text:style-name="T1">L:</text:span></text:p>
      <text:p text:style-name="P12"/>
      <text:p text:style-name="P12">N = 30 000; <text:s text:c="7"/>K = 300; <text:s text:c="6"/>L = 2*N;</text:p>
      <text:p text:style-name="P12"/>
      <table:table table:name="Table2" table:style-name="Table2">
        <table:table-column table:style-name="Table2.A"/>
        <table:table-column table:style-name="Table2.B"/>
        <table:table-column table:style-name="Table2.C" table:number-columns-repeated="2"/>
        <table:table-row table:style-name="Table2.1">
          <table:table-cell table:style-name="Table2.A1" office:value-type="string">
            <text:p text:style-name="P8">Сортировка</text:p>
          </table:table-cell>
          <table:table-cell table:style-name="Table2.A1" office:value-type="string">
            <text:p text:style-name="P8">Время выполнения</text:p>
          </table:table-cell>
          <table:table-cell table:style-name="Table2.A1" office:value-type="string">
            <text:p text:style-name="P8">Среднее число перемещений</text:p>
          </table:table-cell>
          <table:table-cell table:style-name="Table2.A1" office:value-type="string">
            <text:p text:style-name="P8">Чистое время выполнения</text:p>
          </table:table-cell>
        </table:table-row>
        <table:table-row table:style-name="Table2.1">
          <table:table-cell table:style-name="Table2.A1" office:value-type="string">
            <text:p text:style-name="P8">ZmRadix</text:p>
          </table:table-cell>
          <table:table-cell table:style-name="Table2.A1" office:value-type="string">
            <text:p text:style-name="P8">00:15:98</text:p>
          </table:table-cell>
          <table:table-cell table:style-name="Table2.A1" office:value-type="string">
            <text:p text:style-name="Standard"><text:span text:style-name="T5">1</text:span><text:span text:style-name="T6">41 758</text:span></text:p>
          </table:table-cell>
          <table:table-cell table:style-name="Table2.A1" office:value-type="string">
            <text:p text:style-name="P8">00:10:33</text:p>
          </table:table-cell>
        </table:table-row>
        <table:table-row table:style-name="Table2.1">
          <table:table-cell table:style-name="Table2.A1" office:value-type="string">
            <text:p text:style-name="P8">Radix2</text:p>
          </table:table-cell>
          <table:table-cell table:style-name="Table2.A1" office:value-type="string">
            <text:p text:style-name="P8">00:14:34</text:p>
          </table:table-cell>
          <table:table-cell table:style-name="Table2.A1" office:value-type="string">
            <text:p text:style-name="P12">60 000</text:p>
          </table:table-cell>
          <table:table-cell table:style-name="Table2.A1" office:value-type="string">
            <text:p text:style-name="P8">00:08:69</text:p>
          </table:table-cell>
        </table:table-row>
        <table:table-row table:style-name="Table2.1">
          <table:table-cell table:style-name="Table2.A1" office:value-type="string">
            <text:p text:style-name="P8">QuickSort</text:p>
          </table:table-cell>
          <table:table-cell table:style-name="Table2.A1" office:value-type="string">
            <text:p text:style-name="P8">00:29:76</text:p>
          </table:table-cell>
          <table:table-cell table:style-name="Table2.A1" office:value-type="string">
            <text:p text:style-name="P12">359 443</text:p>
          </table:table-cell>
          <table:table-cell table:style-name="Table2.A1" office:value-type="string">
            <text:p text:style-name="P8">00:24:11</text:p>
          </table:table-cell>
        </table:table-row>
      </table:table>
      <text:p text:style-name="P8"/>
      <text:p text:style-name="Основной_20_текст_20_статьи"><text:soft-page-break/>При L = 2*N ZmRadix по-прежнему значительно обгоняет по скорости Быструю сортировку, но уступает Поразрядной сортировке Сьюворда.</text:p>
      <text:p text:style-name="Основной_20_текст_20_статьи"/>
      <text:p text:style-name="P8"/>
      <text:p text:style-name="P9">N = 10 000; <text:s text:c="7"/>K = 500; <text:s text:c="6"/>L = 6*N;</text:p>
      <text:p text:style-name="P8"/>
      <table:table table:name="Table3" table:style-name="Table3">
        <table:table-column table:style-name="Table3.A"/>
        <table:table-column table:style-name="Table3.B"/>
        <table:table-column table:style-name="Table3.C" table:number-columns-repeated="2"/>
        <table:table-row table:style-name="Table3.1">
          <table:table-cell table:style-name="Table3.A1" office:value-type="string">
            <text:p text:style-name="P8">Сортировка</text:p>
          </table:table-cell>
          <table:table-cell table:style-name="Table3.A1" office:value-type="string">
            <text:p text:style-name="P8">Время выполнения</text:p>
          </table:table-cell>
          <table:table-cell table:style-name="Table3.A1" office:value-type="string">
            <text:p text:style-name="P8">Среднее число перемещений</text:p>
          </table:table-cell>
          <table:table-cell table:style-name="Table3.A1" office:value-type="string">
            <text:p text:style-name="P8">Чистое время выполнения</text:p>
          </table:table-cell>
        </table:table-row>
        <table:table-row table:style-name="Table3.1">
          <table:table-cell table:style-name="Table3.A1" office:value-type="string">
            <text:p text:style-name="P8">ZmRadix</text:p>
          </table:table-cell>
          <table:table-cell table:style-name="Table3.A1" office:value-type="string">
            <text:p text:style-name="P8">00:14:45</text:p>
          </table:table-cell>
          <table:table-cell table:style-name="Table3.A1" office:value-type="string">
            <text:p text:style-name="P12">45 255</text:p>
          </table:table-cell>
          <table:table-cell table:style-name="Table3.A1" office:value-type="string">
            <text:p text:style-name="P8">00:11:21</text:p>
          </table:table-cell>
        </table:table-row>
        <table:table-row table:style-name="Table3.1">
          <table:table-cell table:style-name="Table3.A1" office:value-type="string">
            <text:p text:style-name="P8">Radix2</text:p>
          </table:table-cell>
          <table:table-cell table:style-name="Table3.A1" office:value-type="string">
            <text:p text:style-name="P8">00:08:13</text:p>
          </table:table-cell>
          <table:table-cell table:style-name="Table3.A1" office:value-type="string">
            <text:p text:style-name="P12">20 000</text:p>
          </table:table-cell>
          <table:table-cell table:style-name="Table3.A1" office:value-type="string">
            <text:p text:style-name="P8">00:04:89</text:p>
          </table:table-cell>
        </table:table-row>
        <table:table-row table:style-name="Table3.1">
          <table:table-cell table:style-name="Table3.A1" office:value-type="string">
            <text:p text:style-name="P8">QuickSort</text:p>
          </table:table-cell>
          <table:table-cell table:style-name="Table3.A1" office:value-type="string">
            <text:p text:style-name="P8">00:13:18</text:p>
          </table:table-cell>
          <table:table-cell table:style-name="Table3.A1" office:value-type="string">
            <text:p text:style-name="P12">110 295</text:p>
          </table:table-cell>
          <table:table-cell table:style-name="Table3.A1" office:value-type="string">
            <text:p text:style-name="P8">00:09:94</text:p>
          </table:table-cell>
        </table:table-row>
      </table:table>
      <text:p text:style-name="P8"/>
      <text:p text:style-name="Основной_20_текст_20_статьи">Как видно из таблицы, при L = 6*N ZmRadix уступает по скорости уже и Быстрой сортировке, но пока незначительно.</text:p>
      <text:p text:style-name="P13"/>
      <text:p text:style-name="Основной_20_текст_20_статьи">При дальнейшем увеличении L по сравнению с N скорость ZmRadix будет по-прежнему падать.</text:p>
      <text:p text:style-name="Основной_20_текст_20_статьи"/>
      <text:h text:style-name="P22" text:outline-level="2">Анализ распределяющей поразрядной сортировки Змановского.</text:h>
      <text:p text:style-name="P4"/>
      <text:p text:style-name="Основной_20_текст_20_статьи"><text:soft-page-break/>Распределяющая поразрядная сортировка Змановского оказалась самым быстрым алгоритмом сортировки случайных равномерно распределенных массивов для L = N (где N - длина массива, L - верхняя граница области распределения чисел). Он обгоняет не только QuickSort, но и Radix2. Эмпирически подсчитано, что при разных N и L ZmRadix всегда производит в два раза больше перемещений данных, чем Radix. И несмотря на это, он, хотя и не много, но быстрее его по скорости. Это связано с тем, что, в связи с особенностями алгоритма ZmRadix, значительная часть перемещений производится при использовании локальных переменных, работа с которыми происходит намного быстрее, чем с элементами массива.<text:span text:style-name="T1"> В</text:span> связи с особенностями распределяющих сортировок, сравнений в <text:span text:style-name="T1">Radix </text:span>и <text:span text:style-name="T1">ZmRadix </text:span>не производится совсем, а подсчет частот повторения битовых цепочек занимает одинаковое время.</text:p>
      <text:p text:style-name="Основной_20_текст_20_статьи"><text:soft-page-break/>Выигрывая в скорости, <text:span text:style-name="T1">ZmRadix </text:span>также прекрасно выглядит в аспекте размера используемой памяти. То, что <text:span text:style-name="T1">Radix2 </text:span>хуже по этому показателю – очевидно. <text:span text:style-name="T1">QuickSort </text:span>в худших вариантах массива приводит к использованию больших объемов памяти<text:span text:style-name="T1">. </text:span>Конечно, речь идет о сортировке больших массивов (<text:span text:style-name="T1">n &gt; 700)</text:span>, так как если <text:span text:style-name="T1">n </text:span>мало, то вполне можно завести дополнительный массив и использовать <text:span text:style-name="T1">Radix2).</text:span></text:p>
      <text:p text:style-name="Основной_20_текст_20_статьи">Также <text:span text:style-name="T1">ZmRadix</text:span> показывает себя великолепно с точки зрения количества <text:span text:style-name="T1">"</text:span>перемещений<text:span text:style-name="T1">" </text:span>элементов массива. Перемещений в <text:span text:style-name="T1">ZmRadix</text:span> примерно в 3 раза меньше, чем в <text:span text:style-name="T1">QuickSort</text:span> (эти данные получены эмпирически). При сортировке записей - это очень важное преимущество, так как перемещение данных большей длины занимает больше времени. Как уже было сказано, ZmRadix уступает Radix2'у <text:s/>по этому показателю (ровно в 2 раза), но Radix2 использует дополнительный массив, поэтому все элементы пересылаются напрямую, без использования буферов.</text:p>
      <text:p text:style-name="Основной_20_текст_20_статьи"><text:soft-page-break/>Замедление скорости работы алгоритма ZmRadix при увеличении L происходит потому, что при этом увеличивается число отрезков, которые нужно будет сортировать на втором этапе (по младшему байту). При этом, основная проблема заключается не конкретно в увеличении количества отрезков, а в уменьшении их средних длин. Очевидно, что для сортировки массивов малой длины выгоднее использовать простые методы (так, например, известно, что массивы длиной менее 8 элементов метод Пузырька сортирует значительно быстрее, чем QuickSort). ZmRadix же даже для такого массива подсчитывает частоты распределений младших байтов ключей, поэтому на небольших массивах проигрывает более простым алгоритмам.</text:p>
      <text:p text:style-name="Основной_20_текст_20_статьи">Средняя длина подмассива на втором этапе сортировки равна <text:span text:style-name="T1">x = N/d, </text:span>где <text:span text:style-name="T1">d - </text:span>наибольшее значение старшего байта среди всех ключей массива, очевидно, <text:span text:style-name="T1">d = </text:span>(<text:span text:style-name="T1">L + 255</text:span>) div 256 (div - операция целочисленного деления).</text:p>
      <text:p text:style-name="Основной_20_текст_20_статьи"><text:soft-page-break/>Можно подсчитать средние длины подмассивов при тестировании сортировок, которое описывалось выше<text:span text:style-name="T1">:</text:span></text:p>
      <text:p text:style-name="Основной_20_текст_20_статьи">при <text:span text:style-name="T1"><text:s/>N = 30 000 ; L = N; <text:s text:c="9"/>x = 254,237;</text:span></text:p>
      <text:p text:style-name="Основной_20_текст_20_статьи">при <text:span text:style-name="T1"><text:s/>N = 30 000 ; L = 2*N; <text:s text:c="5"/>x = 127,660;</text:span></text:p>
      <text:p text:style-name="Основной_20_текст_20_статьи">при <text:span text:style-name="T1"><text:s/>N = 10 </text:span>000 ; L = 6*N; <text:s text:c="5"/>x = 42,553;</text:p>
      <text:p text:style-name="Основной_20_текст_20_статьи">Из полученных значений видим, почему, например, при <text:span text:style-name="T1">L=6*N ZmRadix </text:span>проигрывает остальным сортировкам - средний размер подмассива на втором проходе сортировки (по младшим байтам) всего 42 элемента.</text:p>
      <text:p text:style-name="Основной_20_текст_20_статьи">Очевидно, что решить проблему замедления скорости работы алгоритма ZmRadix при увеличении L очень просто. Поскольку данная сортировка не очень хорошо показывает себя при сортировке массивов, меньших определенного предельного значения, то на втором этапе нужно сравнивать длину подмассива с имеющимся предельным значением, которое можно вывести эмпирически, сравнивая скорость <text:soft-page-break/>работы сортировки с каким-либо другим методом (тестирование показало, что такое значение приблизительно равно 100). Если длина подмассива меньше 100, то его нужно сортировать какой-нибудь другой сортировкой (либо сортировками), например Быстрой.</text:p>
      <text:p text:style-name="Основной_20_текст_20_статьи"/>
      <text:p text:style-name="Основной_20_текст_20_статьи">Проведем снова три теста с такими же значениями L, N и K, как и прежде<text:span text:style-name="T1">. </text:span>Только теперь в сортировке ZmRadix подмассивы, длина которых меньше 100 элементов будем сортировать Быстрой сортировкой, а те, длина которых меньше 8 элементов будем сортировать методом Пузырька (значение предельной длины подмассива на разных компьютерах, вообще говоря, может отличаться, но не значительно).</text:p>
      <text:p text:style-name="P13"/>
      <text:p text:style-name="P12"/>
      <text:p text:style-name="P12">N = 30 000; <text:s text:c="7"/>K = 300; <text:s text:c="6"/>L = N;</text:p>
      <text:p text:style-name="P12"/>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8">Сортировка</text:p>
          </table:table-cell>
          <table:table-cell table:style-name="Table4.A1" office:value-type="string">
            <text:p text:style-name="P8">Время выполнения</text:p>
          </table:table-cell>
          <table:table-cell table:style-name="Table4.A1" office:value-type="string">
            <text:p text:style-name="P8">Среднее число перемещений</text:p>
          </table:table-cell>
          <table:table-cell table:style-name="Table4.A1" office:value-type="string">
            <text:p text:style-name="P8">Чистое время выполнения</text:p>
          </table:table-cell>
        </table:table-row>
        <table:table-row table:style-name="Table4.1">
          <table:table-cell table:style-name="Table4.A1" office:value-type="string">
            <text:p text:style-name="P8">ZmRadix</text:p>
          </table:table-cell>
          <table:table-cell table:style-name="Table4.A1" office:value-type="string">
            <text:p text:style-name="P8">00:12:91</text:p>
          </table:table-cell>
          <table:table-cell table:style-name="Table4.A1" office:value-type="string">
            <text:p text:style-name="P12">140 976</text:p>
          </table:table-cell>
          <table:table-cell table:style-name="Table4.A1" office:value-type="string">
            <text:p text:style-name="P8">00:07:26</text:p>
          </table:table-cell>
        </table:table-row>
        <table:table-row table:style-name="Table4.1">
          <table:table-cell table:style-name="Table4.A1" office:value-type="string">
            <text:p text:style-name="P8">Radix2</text:p>
          </table:table-cell>
          <table:table-cell table:style-name="Table4.A1" office:value-type="string">
            <text:p text:style-name="P8">00:14:34</text:p>
          </table:table-cell>
          <table:table-cell table:style-name="Table4.A1" office:value-type="string">
            <text:p text:style-name="P12">60 000</text:p>
          </table:table-cell>
          <table:table-cell table:style-name="Table4.A1" office:value-type="string">
            <text:p text:style-name="P8">00:08:69</text:p>
          </table:table-cell>
        </table:table-row>
        <table:table-row table:style-name="Table4.1">
          <table:table-cell table:style-name="Table4.A1" office:value-type="string">
            <text:p text:style-name="P8">QuickSort</text:p>
          </table:table-cell>
          <table:table-cell table:style-name="Table4.A1" office:value-type="string">
            <text:p text:style-name="P8">00:29:44</text:p>
          </table:table-cell>
          <table:table-cell table:style-name="Table4.A1" office:value-type="string">
            <text:p text:style-name="P12">351 920</text:p>
          </table:table-cell>
          <table:table-cell table:style-name="Table4.A1" office:value-type="string">
            <text:p text:style-name="P8">00:23:79</text:p>
          </table:table-cell>
        </table:table-row>
      </table:table>
      <text:p text:style-name="P8"><text:soft-page-break/></text:p>
      <text:p text:style-name="Основной_20_текст_20_статьи">Время в минутах: секундах: сотых долях.</text:p>
      <text:p text:style-name="Основной_20_текст_20_статьи"/>
      <text:p text:style-name="Основной_20_текст_20_статьи">Видим, что время выполнения ZmRadix осталось прежним, значит, в большинстве случаев длины подмассивов превышали выбранное нами предельное значение.</text:p>
      <text:p text:style-name="P8"/>
      <text:p text:style-name="P8">N = 30 000; <text:s text:c="7"/>K = 300; <text:s text:c="6"/>L = 2*N;</text:p>
      <text:p text:style-name="P8"/>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8">Сортировка</text:p>
          </table:table-cell>
          <table:table-cell table:style-name="Table5.A1" office:value-type="string">
            <text:p text:style-name="P8">Время выполнения</text:p>
          </table:table-cell>
          <table:table-cell table:style-name="Table5.A1" office:value-type="string">
            <text:p text:style-name="P8">Среднее число перемещений</text:p>
          </table:table-cell>
          <table:table-cell table:style-name="Table5.A1" office:value-type="string">
            <text:p text:style-name="P8">Чистое время выполнения</text:p>
          </table:table-cell>
        </table:table-row>
        <table:table-row table:style-name="Table5.1">
          <table:table-cell table:style-name="Table5.A1" office:value-type="string">
            <text:p text:style-name="P8">ZmRadix</text:p>
          </table:table-cell>
          <table:table-cell table:style-name="Table5.A1" office:value-type="string">
            <text:p text:style-name="P8">00:15:98</text:p>
          </table:table-cell>
          <table:table-cell table:style-name="Table5.A1" office:value-type="string">
            <text:p text:style-name="P12">142 744</text:p>
          </table:table-cell>
          <table:table-cell table:style-name="Table5.A1" office:value-type="string">
            <text:p text:style-name="P8">00:10:33</text:p>
          </table:table-cell>
        </table:table-row>
        <table:table-row table:style-name="Table5.1">
          <table:table-cell table:style-name="Table5.A1" office:value-type="string">
            <text:p text:style-name="P8">Radix2</text:p>
          </table:table-cell>
          <table:table-cell table:style-name="Table5.A1" office:value-type="string">
            <text:p text:style-name="P8">00:14:34</text:p>
          </table:table-cell>
          <table:table-cell table:style-name="Table5.A1" office:value-type="string">
            <text:p text:style-name="P12">60 000</text:p>
          </table:table-cell>
          <table:table-cell table:style-name="Table5.A1" office:value-type="string">
            <text:p text:style-name="P8">00:08:69</text:p>
          </table:table-cell>
        </table:table-row>
        <table:table-row table:style-name="Table5.1">
          <table:table-cell table:style-name="Table5.A1" office:value-type="string">
            <text:p text:style-name="P8">QuickSort</text:p>
          </table:table-cell>
          <table:table-cell table:style-name="Table5.A1" office:value-type="string">
            <text:p text:style-name="P8">00:29:76</text:p>
          </table:table-cell>
          <table:table-cell table:style-name="Table5.A1" office:value-type="string">
            <text:p text:style-name="P12">359 443</text:p>
          </table:table-cell>
          <table:table-cell table:style-name="Table5.A1" office:value-type="string">
            <text:p text:style-name="P8">00:24:11</text:p>
          </table:table-cell>
        </table:table-row>
      </table:table>
      <text:p text:style-name="P8"/>
      <text:p text:style-name="Основной_20_текст_20_статьи">Здесь также время выполнения ZmRadix осталось прежним, значит, в большинстве случаев длины подмассивов превышали выбранное нами предельное значение.</text:p>
      <text:p text:style-name="P13"/>
      <text:p text:style-name="P12"/>
      <text:p text:style-name="P9">N = 10 000; <text:s text:c="7"/>K = 500; <text:s text:c="6"/>L = 6*N;</text:p>
      <text:p text:style-name="P8"/>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8">Сортировка</text:p>
          </table:table-cell>
          <table:table-cell table:style-name="Table6.A1" office:value-type="string">
            <text:p text:style-name="P8">Время выполнения</text:p>
          </table:table-cell>
          <table:table-cell table:style-name="Table6.A1" office:value-type="string">
            <text:p text:style-name="P8">Среднее число перемещений</text:p>
          </table:table-cell>
          <table:table-cell table:style-name="Table6.A1" office:value-type="string">
            <text:p text:style-name="P8">Чистое время выполнения</text:p>
          </table:table-cell>
        </table:table-row>
        <table:table-row table:style-name="Table6.1">
          <table:table-cell table:style-name="Table6.A1" office:value-type="string">
            <text:p text:style-name="P8">ZmRadix</text:p>
          </table:table-cell>
          <table:table-cell table:style-name="Table6.A1" office:value-type="string">
            <text:p text:style-name="P8">00:09:72</text:p>
          </table:table-cell>
          <table:table-cell table:style-name="Table6.A1" office:value-type="string">
            <text:p text:style-name="P12">67 123</text:p>
          </table:table-cell>
          <table:table-cell table:style-name="Table6.A1" office:value-type="string">
            <text:p text:style-name="P8">00:06:48</text:p>
          </table:table-cell>
        </table:table-row>
        <table:table-row table:style-name="Table6.1">
          <table:table-cell table:style-name="Table6.A1" office:value-type="string">
            <text:p text:style-name="P8">Radix2</text:p>
          </table:table-cell>
          <table:table-cell table:style-name="Table6.A1" office:value-type="string">
            <text:p text:style-name="P8">00:08:13</text:p>
          </table:table-cell>
          <table:table-cell table:style-name="Table6.A1" office:value-type="string">
            <text:p text:style-name="P12">20 000</text:p>
          </table:table-cell>
          <table:table-cell table:style-name="Table6.A1" office:value-type="string">
            <text:p text:style-name="P8">00:04:89</text:p>
          </table:table-cell>
        </table:table-row>
        <table:table-row table:style-name="Table6.1">
          <table:table-cell table:style-name="Table6.A1" office:value-type="string">
            <text:p text:style-name="P8">QuickSort</text:p>
          </table:table-cell>
          <table:table-cell table:style-name="Table6.A1" office:value-type="string">
            <text:p text:style-name="P8">00:13:18</text:p>
          </table:table-cell>
          <table:table-cell table:style-name="Table6.A1" office:value-type="string">
            <text:p text:style-name="P12">110 295</text:p>
          </table:table-cell>
          <table:table-cell table:style-name="Table6.A1" office:value-type="string">
            <text:p text:style-name="P8">00:09:94</text:p>
          </table:table-cell>
        </table:table-row>
      </table:table>
      <text:p text:style-name="P8"/>
      <text:p text:style-name="P10"><text:soft-page-break/></text:p>
      <text:p text:style-name="Основной_20_текст_20_статьи">Здесь же произошло увеличение скорости работы алгоритма примерно в два раза. Это объясняется тем, что средняя величина подмассивов (теоретически она равна 42,553) на втором этапе сортировки меньше выбранного нами предельного значения (100), поэтому большинство подмассивов сортировались Быстрой сортировкой.</text:p>
      <text:p text:style-name="Основной_20_текст_20_статьи">Такое усовершенствование алгоритма <text:span text:style-name="T1">ZmRadix </text:span>делает сортировку устойчивой к изменению значений ключей массива, изменению верхней границы области равномерного случайного распределения. При этом, все же, <text:span text:style-name="T1">ZmRadix </text:span>немного уступает <text:span text:style-name="T1">Radix2 </text:span>по скорости, так как подмассивы сортируются Быстрой сортировкой, но зато обладает более хорошими характеристиками в отношении используемой памяти.</text:p>
      <text:h text:style-name="P21" text:outline-level="2">Заключение.</text:h>
      <text:p text:style-name="P4"/>
      <text:p text:style-name="Основной_20_текст_20_статьи">Распределяющая поразрядная сортировка Змановского является новым алгоритмом сортировки массивов записей по их ключам. </text:p>
      <text:p text:style-name="Основной_20_текст_20_статьи">Скорость выполнения алгоритма на случайных равномерно распределенных массивах при L = N (где N - длина массива, L - верхняя граница области распределения чисел) относит сортировку к наиболее быстрым алгоритмам, таким как Быстрая сортировка (<text:span text:style-name="T1">QuickSort</text:span>) и Распределяющая поразрядная сортировка Сьюворда (Radix2). Тестирование показывает, что Распределяющая поразрядная сортировка Змановского (ZmRadix) обгоняет оба алгоритма при вышеуказанном случайном распределении.</text:p>
      <text:p text:style-name="Основной_20_текст_20_статьи">Важным преимуществом нового алгоритма является использование малых объемов памяти. Radix2 всегда заводит дополнительный массив в связи с особенностями алгоритма, а QuickSort и в рекурсивном, и в не рекурсивном вариантах в самых <text:soft-page-break/>лучших случаях требует в стеке (либо в мнимом стеке при не рекурсивном алгоритме) объем памяти, пропорциональный двоичному логарифму из N. В худших случаях QuickSort использует колоссальный объем памяти.</text:p>
      <text:p text:style-name="Основной_20_текст_20_статьи">Сравнения в ZmRadix, как и в Radix2, отсутствуют. Перемещений же в новой сортировке примерно в 3 раза меньше, чем в QuickSort, и в 2 раза больше, чем в Radix2, но при этом, в связи с преимуществами алгоритма, использование локальных переменных при перемещении элементов позволяет сортировке Змановского обгонять сортировку Сьюворда по времени работы.</text:p>
      <text:p text:style-name="Основной_20_текст_20_статьи">Задача сортировки случайных равномерно распределенных массивов при L = N встречается очень часто. Наиболее распространенный пример - разработка баз данных, в которых записи в подавляющем большинстве случаев однозначно определяются по уникальным числовым ключам. Уникальность ключей удовлетворяет <text:soft-page-break/>необходимому условию распределения массива (<text:span text:style-name="T1">L = N</text:span>). Поэтому при сортировке таких данных <text:span text:style-name="T1">ZmRadix </text:span>будет обгонять все остальные методы сортировки, а также значительно уменьшит объем используемой памяти.</text:p>
      <text:p text:style-name="Основной_20_текст_20_статьи">Таким образом, изобретенный алгоритм имеет огромное практическое значение - его можно эффективно использовать в наиболее развивающейся в настоящее время области применения компьютерных технологий - разработке баз данных.</text:p>
      <text:p text:style-name="Основной_20_текст_20_статьи">Распределяющая поразрядная сортировка Змановского - это принципиально новый алгоритм, который встал на одну ступень с такими сортировками, как</text:p>
      <text:p text:style-name="Основной_20_текст_20_статьи">Распределяющая поразрядная сортировка (Х. Сьюворд) 1954 г.,</text:p>
      <text:p text:style-name="Основной_20_текст_20_статьи">Метод Шелла (Д. Л. Шелл) 1959 г.,</text:p>
      <text:p text:style-name="Основной_20_текст_20_статьи">Обменная поразрядная сортировка (Г. Исбитц) 1959 г.,</text:p>
      <text:p text:style-name="Основной_20_текст_20_статьи">Быстрая сортировка (Ч. Э. Р. Хоар) 1962 г.,</text:p>
      <text:p text:style-name="Основной_20_текст_20_статьи"><text:soft-page-break/>Метод Бэтчера (К. Э. Бэтчер) 1964 г.,</text:p>
      <text:p text:style-name="Основной_20_текст_20_статьи">Пирамидальная сортировка (Дж. У. Дж. Уильямс) 1964 г.,</text:p>
      <text:p text:style-name="Основной_20_текст_20_статьи">Распределяющая поразрядная сортировка Змановского</text:p>
      <text:p text:style-name="Основной_20_текст_20_статьи">(Змановский П.П.) 2001 г.</text:p>
      <text:h text:style-name="P21" text:outline-level="2">Список использованной литературы.</text:h>
      <text:p text:style-name="P3"/>
      <text:p text:style-name="Standard"/>
      <text:list xml:id="list503873262" text:style-name="WW8Num2">
        <text:list-item>
          <text:p text:style-name="P29">Кнут Д. Искусство программирования. М.<text:span text:style-name="T1">: Вильямс, 2000.<text:line-break/>Т.3:</text:span> Сортировка и поиск.</text:p>
        </text:list-item>
        <text:list-item>
          <text:p text:style-name="P29">Ахо А., Хопкрофт Дж., Ульман Дж. Построение вычислительных алгоритмов. М.<text:span text:style-name="T1">: </text:span>Мир, 1979.</text:p>
        </text:list-item>
        <text:list-item>
          <text:p text:style-name="P29">Гэри М., Дэжонсон Д. Вычислительные машины и труднорешаемые задачи. М.<text:span text:style-name="T1">: </text:span>Мир, 1982.</text:p>
        </text:list-item>
        <text:list-item>
          <text:p text:style-name="P29">Липский В. Комбинаторика для программистов. М.<text:span text:style-name="T1">: </text:span>Мир, 1988.</text:p>
        </text:list-item>
        <text:list-item>
          <text:p text:style-name="P29">Пападимитриу Х., Стайглиц К. Комбинаторная оптимизация. Алгоритмы и сложность. М.<text:span text:style-name="T1">: </text:span>Мир, 1985.</text:p>
        </text:list-item>
      </text:list>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class="text">
      <style:paragraph-properties fo:margin-top="0.1665in" fo:margin-bottom="0.1665in" style:contextual-spacing="false" fo:text-align="center" style:justify-single-word="false" fo:keep-with-next="always"/>
      <style:text-properties fo:font-size="20pt" fo:font-weight="bold" style:letter-kerning="true" style:font-size-asian="20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Параграф" style:family="paragraph" style:parent-style-name="Standard" style:next-style-name="Текст">
      <style:paragraph-properties fo:margin-top="0.0835in" fo:margin-bottom="0.0835in" style:contextual-spacing="false" fo:text-align="center" style:justify-single-word="false"/>
      <style:text-properties fo:font-variant="small-caps" style:font-name="Arial" fo:font-family="Arial" style:font-family-generic="swiss" style:font-pitch="variable" fo:font-size="18pt" style:font-size-asian="18pt" style:font-name-complex="Arial" style:font-family-complex="Arial" style:font-family-generic-complex="swiss" style:font-pitch-complex="variable"/>
    </style:style>
    <style:style style:name="Текст"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Текст_20_Диплома" style:display-name="Текст Диплома"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fo:color="#000000" loext:opacity="100%" fo:font-size="14pt" style:font-size-asian="14pt"/>
    </style:style>
    <style:style style:name="Основной_20_текст_20_статьи" style:display-name="Основной текст статьи" style:family="paragraph" style:parent-style-name="Standard">
      <style:paragraph-properties fo:margin-left="0in" fo:margin-right="0in" fo:line-height="150%" fo:text-align="justify" style:justify-single-word="false" fo:text-indent="0.3937in" style:auto-text-indent="false"/>
      <style:text-properties fo:color="#000000" loext:opacity="100%" style:text-position="-85% 100%" fo:font-size="14pt" style:font-size-asian="14pt"/>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Указатель_20_4" style:display-name="Указатель 4" style:family="paragraph" style:parent-style-name="Standard" style:next-style-name="Standard">
      <style:paragraph-properties fo:margin-left="0.5555in" fo:margin-right="0in" fo:text-indent="-0.139in" style:auto-text-indent="false"/>
    </style:style>
    <style:style style:name="Указатель_20_5" style:display-name="Указатель 5" style:family="paragraph" style:parent-style-name="Standard" style:next-style-name="Standard">
      <style:paragraph-properties fo:margin-left="0.6945in" fo:margin-right="0in" fo:text-indent="-0.139in" style:auto-text-indent="false"/>
    </style:style>
    <style:style style:name="Указатель_20_6" style:display-name="Указатель 6" style:family="paragraph" style:parent-style-name="Standard" style:next-style-name="Standard">
      <style:paragraph-properties fo:margin-left="0.8335in" fo:margin-right="0in" fo:text-indent="-0.139in" style:auto-text-indent="false"/>
    </style:style>
    <style:style style:name="Указатель_20_7" style:display-name="Указатель 7" style:family="paragraph" style:parent-style-name="Standard" style:next-style-name="Standard">
      <style:paragraph-properties fo:margin-left="0.972in" fo:margin-right="0in" fo:text-indent="-0.139in" style:auto-text-indent="false"/>
    </style:style>
    <style:style style:name="Указатель_20_8" style:display-name="Указатель 8" style:family="paragraph" style:parent-style-name="Standard" style:next-style-name="Standard">
      <style:paragraph-properties fo:margin-left="1.111in" fo:margin-right="0in" fo:text-indent="-0.139in" style:auto-text-indent="false"/>
    </style:style>
    <style:style style:name="Указатель_20_9" style:display-name="Указатель 9" style:family="paragraph" style:parent-style-name="Standard" style:next-style-name="Standard">
      <style:paragraph-properties fo:margin-left="1.25in" fo:margin-right="0in" fo:text-indent="-0.139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Основной_20_шрифт_20_абзаца" style:display-name="Основной шрифт абзаца" style:family="text"/>
    <style:style style:name="Раздел1" style:family="text" style:parent-style-name="Основной_20_шрифт_20_абзаца">
      <style:text-properties fo:text-transform="uppercase"/>
    </style:style>
    <style:style style:name="Игра" style:family="text" style:parent-style-name="Основной_20_шрифт_20_абзаца">
      <style:text-properties fo:color="#ff0000" loext:opacity="100%" fo:font-size="20pt" style:font-size-asian="20pt"/>
    </style:style>
    <style:style style:name="Page_20_Number" style:display-name="Page Number" style:family="text" style:parent-style-name="Основной_20_шрифт_20_абзаца"/>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style style:name="Mfr1" style:family="graphic" style:parent-style-name="Frame">
      <style:graphic-properties fo:margin-left="0in" fo:margin-right="0in" fo:margin-top="0in" fo:margin-bottom="0in" style:wrap="dynamic" style:number-wrapped-paragraphs="1" style:vertical-pos="from-top" style:vertical-rel="paragraph" style:horizontal-pos="center" style:horizontal-rel="page-content" fo:background-color="#ffffff" style:background-transparency="100%" draw:fill="solid" draw:fill-color="#ffffff" draw:opacity="0%" fo:padding="0in" fo:border="none" style:writing-mode="lr-tb" draw:wrap-influence-on-position="once-successive" loext:allow-overlap="true"/>
    </style:style>
    <style:page-layout style:name="Mpm1">
      <style:page-layout-properties fo:page-width="8.2681in" fo:page-height="11.6929in" style:num-format="1" style:print-orientation="portrait" fo:margin-top="0.5in" fo:margin-bottom="1in" fo:margin-left="0.9846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Frame1" text:anchor-type="paragraph" svg:y="0.0008in" draw:z-index="42"><draw:text-box fo:min-height="0.0228in" fo:min-width="0.0161in"><text:p text:style-name="Header"><text:span text:style-name="Page_20_Number"><text:page-number text:select-page="current">42</text:page-number></text:span></text:p></draw:text-box></draw:frame></text:p>
      </style:header>
      <style:header-first>
        <text:p text:style-name="Header"/>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Тексты Быстрой и распределяющей поразрядной сортировок приведены в статье для того, чтобы иметь возможность знать, с чем именно я сравнивал свою сортировку по различным характеристикам</dc:title>
    <meta:initial-creator>Zmanovsky Peter</meta:initial-creator>
    <meta:creation-date>2001-11-23T10:31:00</meta:creation-date>
    <dc:date>2022-10-29T22:09:04.889812761</dc:date>
    <meta:print-date>2001-11-23T12:33:00</meta:print-date>
    <meta:editing-cycles>46</meta:editing-cycles>
    <meta:editing-duration>PT1H10M3S</meta:editing-duration>
    <meta:generator>LibreOffice/7.3.6.2$Linux_X86_64 LibreOffice_project/30$Build-2</meta:generator>
    <meta:document-statistic meta:table-count="6" meta:image-count="0" meta:object-count="14" meta:page-count="42" meta:paragraph-count="265" meta:word-count="4200" meta:character-count="31872" meta:non-whitespace-character-count="27223"/>
  </office:meta>
</office:document-meta>
</file>

<file path=Object 1/content.xml><?xml version="1.0" encoding="utf-8"?>
<math xmlns="http://www.w3.org/1998/Math/MathML" display="block">
  <semantics>
    <mrow>
      <mstyle mathsize="12pt">
        <mrow>
          <msub>
            <mi>ν</mi>
            <mstyle mathsize="8pt">
              <mn>1</mn>
            </mstyle>
          </msub>
          <mo stretchy="false">≤</mo>
          <msub>
            <mi>ν</mi>
            <mstyle mathsize="8pt">
              <mn>2</mn>
            </mstyle>
          </msub>
          <mo stretchy="false">≤</mo>
          <mo stretchy="false">…</mo>
          <mo stretchy="false">≤</mo>
          <msub>
            <mi>ν</mi>
            <mstyle mathsize="8pt">
              <mtext>10000</mtext>
            </mstyle>
          </msub>
        </mrow>
      </mstyle>
      <mrow/>
    </mrow>
    <annotation encoding="StarMath 5.0"> size 12{ν rSub { size 8{1} }  &lt;= ν rSub { size 8{2} }  &lt;=  dotslow  &lt;= ν rSub { size 8{"10000"} } } {}</annotation>
  </semantics>
</math>
</file>

<file path=Object 10/content.xml><?xml version="1.0" encoding="utf-8"?>
<math xmlns="http://www.w3.org/1998/Math/MathML" display="block">
  <semantics>
    <mrow>
      <mstyle mathsize="12pt">
        <mrow>
          <mrow>
            <mo stretchy="false">−</mo>
            <mi mathvariant="normal">∞</mi>
          </mrow>
          <mo stretchy="false">&lt;</mo>
          <msub>
            <mi>K</mi>
            <mstyle mathsize="8pt">
              <mi>j</mi>
            </mstyle>
          </msub>
          <mo stretchy="false">&lt;</mo>
          <mi mathvariant="normal">∞</mi>
        </mrow>
      </mstyle>
      <mrow/>
    </mrow>
    <annotation encoding="StarMath 5.0"> size 12{ -  infinity &lt;K rSub { size 8{j} } &lt; infinity } {}</annotation>
  </semantics>
</math>
</file>

<file path=Object 11/content.xml><?xml version="1.0" encoding="utf-8"?>
<math xmlns="http://www.w3.org/1998/Math/MathML" display="block">
  <semantics>
    <mrow>
      <mstyle mathsize="12pt">
        <mrow>
          <mo stretchy="false">−</mo>
          <mi mathvariant="normal">∞</mi>
        </mrow>
      </mstyle>
      <mrow/>
    </mrow>
    <annotation encoding="StarMath 5.0"> size 12{ -  infinity } {}</annotation>
  </semantics>
</math>
</file>

<file path=Object 12/content.xml><?xml version="1.0" encoding="utf-8"?>
<math xmlns="http://www.w3.org/1998/Math/MathML" display="block">
  <semantics>
    <mrow>
      <mstyle mathsize="12pt">
        <mi mathvariant="normal">∞</mi>
      </mstyle>
      <mrow/>
    </mrow>
    <annotation encoding="StarMath 5.0"> size 12{ infinity } {}</annotation>
  </semantics>
</math>
</file>

<file path=Object 13/content.xml><?xml version="1.0" encoding="utf-8"?>
<math xmlns="http://www.w3.org/1998/Math/MathML" display="block">
  <semantics>
    <mrow>
      <mstyle mathsize="12pt">
        <mrow>
          <mo stretchy="false">−</mo>
          <mi mathvariant="normal">∞</mi>
        </mrow>
      </mstyle>
      <mrow/>
    </mrow>
    <annotation encoding="StarMath 5.0"> size 12{ -  infinity } {}</annotation>
  </semantics>
</math>
</file>

<file path=Object 14/content.xml><?xml version="1.0" encoding="utf-8"?>
<math xmlns="http://www.w3.org/1998/Math/MathML" display="block">
  <semantics>
    <mrow>
      <mstyle mathsize="12pt">
        <mi mathvariant="normal">∞</mi>
      </mstyle>
      <mrow/>
    </mrow>
    <annotation encoding="StarMath 5.0"> size 12{ infinity } {}</annotation>
  </semantics>
</math>
</file>

<file path=Object 2/content.xml><?xml version="1.0" encoding="utf-8"?>
<math xmlns="http://www.w3.org/1998/Math/MathML" display="block">
  <semantics>
    <mrow>
      <mstyle mathsize="12pt">
        <mrow>
          <msub>
            <mi>R</mi>
            <mstyle mathsize="8pt">
              <mn>1</mn>
            </mstyle>
          </msub>
          <mi>,</mi>
          <msub>
            <mi>R</mi>
            <mstyle mathsize="8pt">
              <mn>2</mn>
            </mstyle>
          </msub>
          <mi>,</mi>
          <mo stretchy="false">…</mo>
          <mi>,</mi>
          <msub>
            <mi>R</mi>
            <mstyle mathsize="8pt">
              <mi>N</mi>
            </mstyle>
          </msub>
          <mtext>.</mtext>
        </mrow>
      </mstyle>
      <mrow/>
    </mrow>
    <annotation encoding="StarMath 5.0"> size 12{R rSub { size 8{1} } ,R rSub { size 8{2} } , dotslow ,R rSub { size 8{N} }  "." } {}</annotation>
  </semantics>
</math>
</file>

<file path=Object 3/content.xml><?xml version="1.0" encoding="utf-8"?>
<math xmlns="http://www.w3.org/1998/Math/MathML" display="block">
  <semantics>
    <mrow>
      <mstyle mathsize="12pt">
        <msub>
          <mi>K</mi>
          <mstyle mathsize="8pt">
            <mi>j</mi>
          </mstyle>
        </msub>
      </mstyle>
      <mrow/>
    </mrow>
    <annotation encoding="StarMath 5.0"> size 12{K rSub { size 8{j} } } {}</annotation>
  </semantics>
</math>
</file>

<file path=Object 4/content.xml><?xml version="1.0" encoding="utf-8"?>
<math xmlns="http://www.w3.org/1998/Math/MathML" display="block">
  <semantics>
    <mrow>
      <mstyle mathsize="12pt">
        <msub>
          <mi>R</mi>
          <mstyle mathsize="8pt">
            <mi>j</mi>
          </mstyle>
        </msub>
      </mstyle>
      <mrow/>
    </mrow>
    <annotation encoding="StarMath 5.0"> size 12{R rSub { size 8{j} } } {}</annotation>
  </semantics>
</math>
</file>

<file path=Object 5/content.xml><?xml version="1.0" encoding="utf-8"?>
<math xmlns="http://www.w3.org/1998/Math/MathML" display="block">
  <semantics>
    <mrow>
      <mstyle mathsize="12pt">
        <mrow>
          <msub>
            <mi>K</mi>
            <mstyle mathsize="8pt">
              <mrow>
                <mi>p</mi>
                <mo stretchy="false">(</mo>
                <mn>1</mn>
                <mo stretchy="false">)</mo>
              </mrow>
            </mstyle>
          </msub>
          <mo stretchy="false">≤</mo>
          <msub>
            <mi>K</mi>
            <mstyle mathsize="8pt">
              <mrow>
                <mi>p</mi>
                <mo stretchy="false">(</mo>
                <mn>2</mn>
                <mo stretchy="false">)</mo>
              </mrow>
            </mstyle>
          </msub>
          <mo stretchy="false">≤</mo>
          <mo stretchy="false">…</mo>
          <mo stretchy="false">≤</mo>
          <msub>
            <mi>K</mi>
            <mstyle mathsize="8pt">
              <mrow>
                <mi>p</mi>
                <mo stretchy="false">(</mo>
                <mi>N</mi>
                <mo stretchy="false">)</mo>
                <mtext>.</mtext>
              </mrow>
            </mstyle>
          </msub>
        </mrow>
      </mstyle>
      <mrow/>
    </mrow>
    <annotation encoding="StarMath 5.0"> size 12{K rSub { size 8{p \( 1 \) } }  &lt;= K rSub { size 8{p \( 2 \) } }  &lt;=  dotslow  &lt;= K rSub { size 8{p \( N \)  "." } } } {}</annotation>
  </semantics>
</math>
</file>

<file path=Object 6/content.xml><?xml version="1.0" encoding="utf-8"?>
<math xmlns="http://www.w3.org/1998/Math/MathML" display="block">
  <semantics>
    <mrow>
      <mstyle mathsize="12pt">
        <mrow>
          <mrow>
            <mi>i</mi>
            <mo stretchy="false">&lt;</mo>
            <mi>j</mi>
          </mrow>
          <mtext>.</mtext>
        </mrow>
      </mstyle>
      <mrow/>
    </mrow>
    <annotation encoding="StarMath 5.0"> size 12{i&lt;j "." } {}</annotation>
  </semantics>
</math>
</file>

<file path=Object 7/content.xml><?xml version="1.0" encoding="utf-8"?>
<math xmlns="http://www.w3.org/1998/Math/MathML" display="block">
  <semantics>
    <mrow>
      <mstyle mathsize="12pt">
        <mrow>
          <msub>
            <mi>K</mi>
            <mstyle mathsize="8pt">
              <mrow>
                <mi>p</mi>
                <mo stretchy="false">(</mo>
                <mi>i</mi>
                <mo stretchy="false">)</mo>
              </mrow>
            </mstyle>
          </msub>
          <mo stretchy="false">=</mo>
          <msub>
            <mi>K</mi>
            <mstyle mathsize="8pt">
              <mrow>
                <mi>p</mi>
                <mo stretchy="false">(</mo>
                <mi>j</mi>
                <mo stretchy="false">)</mo>
              </mrow>
            </mstyle>
          </msub>
        </mrow>
      </mstyle>
      <mrow/>
    </mrow>
    <annotation encoding="StarMath 5.0"> size 12{K rSub { size 8{p \( i \) } } =K rSub { size 8{p \( j \) } } } {}</annotation>
  </semantics>
</math>
</file>

<file path=Object 8/content.xml><?xml version="1.0" encoding="utf-8"?>
<math xmlns="http://www.w3.org/1998/Math/MathML" display="block">
  <semantics>
    <mrow>
      <mstyle mathsize="12pt">
        <mrow>
          <mi>p</mi>
          <mo stretchy="false">(</mo>
          <mi>i</mi>
          <mrow>
            <mo stretchy="false">)</mo>
            <mo stretchy="false">&lt;</mo>
            <mi>p</mi>
          </mrow>
          <mo stretchy="false">(</mo>
          <mi>j</mi>
          <mo stretchy="false">)</mo>
        </mrow>
      </mstyle>
      <mrow/>
    </mrow>
    <annotation encoding="StarMath 5.0"> size 12{p \( i \) &lt;p \( j \) } {}</annotation>
  </semantics>
</math>
</file>

<file path=Object 9/content.xml><?xml version="1.0" encoding="utf-8"?>
<math xmlns="http://www.w3.org/1998/Math/MathML" display="block">
  <semantics>
    <mrow>
      <mstyle mathsize="12pt">
        <mrow>
          <mrow>
            <mn>1</mn>
            <mo stretchy="false">≤</mo>
            <mi>j</mi>
            <mo stretchy="false">≤</mo>
            <mi>N</mi>
          </mrow>
          <mtext>.</mtext>
        </mrow>
      </mstyle>
      <mrow/>
    </mrow>
    <annotation encoding="StarMath 5.0"> size 12{1 &lt;= j &lt;= N "." } {}</annotation>
  </semantics>
</math>
</file>